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el" svg:font-family="Ariel"/>
    <style:font-face style:name="Helvetica Neue" svg:font-family="'Helvetica Neue', Helvetica, Arial, sans-serif"/>
    <style:font-face style:name="Lohit Devanagari1" svg:font-family="'Lohit Devanagari'"/>
    <style:font-face style:name="ariel" svg:font-family="ariel"/>
    <style:font-face style:name="inherit" svg:font-family="inherit"/>
    <style:font-face style:name="Liberation Serif1" svg:font-family="'Liberation Serif'" style:font-family-generic="roman"/>
    <style:font-face style:name="Times new roman" svg:font-family="'Times new roman'" style:font-family-generic="roman"/>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125in" fo:margin-left="0.016in" table:align="left" style:may-break-between-rows="true" table:border-model="collapsing"/>
    </style:style>
    <style:style style:name="Table1.A" style:family="table-column">
      <style:table-column-properties style:column-width="1.5028in"/>
    </style:style>
    <style:style style:name="Table1.B" style:family="table-column">
      <style:table-column-properties style:column-width="1.25in"/>
    </style:style>
    <style:style style:name="Table1.C" style:family="table-column">
      <style:table-column-properties style:column-width="1.384in"/>
    </style:style>
    <style:style style:name="Table1.D" style:family="table-column">
      <style:table-column-properties style:column-width="1.3917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3" style:family="table-cell" style:data-style-name="N0">
      <style:table-cell-properties fo:background-color="transparent" fo:padding="0in" fo:border="none" style:writing-mode="page">
        <style:background-image/>
      </style:table-cell-properties>
    </style:style>
    <style:style style:name="Table1.E3" style:family="table-cell" style:data-style-name="N0">
      <style:table-cell-properties fo:background-color="#3faf46" fo:padding="0in" fo:border="none" style:writing-mode="page">
        <style:background-image/>
      </style:table-cell-properties>
    </style:style>
    <style:style style:name="Table1.E6" style:family="table-cell">
      <style:table-cell-properties fo:background-color="#3faf46" fo:padding="0in" fo:border="none" style:writing-mode="page">
        <style:background-image/>
      </style:table-cell-properties>
    </style:style>
    <style:style style:name="Table1.A9" style:family="table-cell">
      <style:table-cell-properties fo:background-color="transparent" fo:padding="0in" fo:border-left="none" fo:border-right="none" fo:border-top="none" fo:border-bottom="0.75pt solid #000000" style:writing-mode="page">
        <style:background-image/>
      </style:table-cell-properties>
    </style:style>
    <style:style style:name="Table1.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E9" style:family="table-cell" style:data-style-name="N0">
      <style:table-cell-properties fo:background-color="#3faf46" fo:padding="0in" fo:border-left="none" fo:border-right="none" fo:border-top="none" fo:border-bottom="0.75pt solid #000000" style:writing-mode="page">
        <style:background-image/>
      </style:table-cell-properties>
    </style:style>
    <style:style style:name="Table2" style:family="table">
      <style:table-properties style:width="6.9125in" fo:margin-left="0.016in" table:align="left" style:may-break-between-rows="true" table:border-model="collapsing"/>
    </style:style>
    <style:style style:name="Table2.A" style:family="table-column">
      <style:table-column-properties style:column-width="1.5028in"/>
    </style:style>
    <style:style style:name="Table2.B" style:family="table-column">
      <style:table-column-properties style:column-width="1.25in"/>
    </style:style>
    <style:style style:name="Table2.C" style:family="table-column">
      <style:table-column-properties style:column-width="1.384in"/>
    </style:style>
    <style:style style:name="Table2.D" style:family="table-column">
      <style:table-column-properties style:column-width="1.3917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3" style:family="table-cell" style:data-style-name="N0">
      <style:table-cell-properties fo:background-color="transparent" fo:padding="0in" fo:border="none" style:writing-mode="page">
        <style:background-image/>
      </style:table-cell-properties>
    </style:style>
    <style:style style:name="Table2.E6" style:family="table-cell">
      <style:table-cell-properties fo:background-color="#3faf46" fo:padding="0in" fo:border="none" style:writing-mode="page">
        <style:background-image/>
      </style:table-cell-properties>
    </style:style>
    <style:style style:name="Table2.E7" style:family="table-cell" style:data-style-name="N0">
      <style:table-cell-properties fo:background-color="#3faf46" fo:padding="0in" fo:border="none" style:writing-mode="page">
        <style:background-image/>
      </style:table-cell-properties>
    </style:style>
    <style:style style:name="Table2.A9" style:family="table-cell">
      <style:table-cell-properties fo:background-color="transparent" fo:padding="0in" fo:border-left="none" fo:border-right="none" fo:border-top="none" fo:border-bottom="0.75pt solid #000000" style:writing-mode="page">
        <style:background-image/>
      </style:table-cell-properties>
    </style:style>
    <style:style style:name="Table2.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D9" style:family="table-cell">
      <style:table-cell-properties fo:background-color="transparent" fo:padding="0in" fo:border-left="none" fo:border-right="none" fo:border-top="none" fo:border-bottom="0.75pt solid #000000" style:writing-mode="page">
        <style:background-image/>
      </style:table-cell-properties>
    </style:style>
    <style:style style:name="Table2.E9" style:family="table-cell">
      <style:table-cell-properties fo:background-color="#3faf46" fo:padding="0in" fo:border-left="none" fo:border-right="none" fo:border-top="none" fo:border-bottom="0.75pt solid #000000" style:writing-mode="page">
        <style:background-image/>
      </style:table-cell-properties>
    </style:style>
    <style:style style:name="Table3" style:family="table">
      <style:table-properties style:width="6.9125in" fo:margin-left="0.016in" table:align="left" style:may-break-between-rows="true" table:border-model="collapsing"/>
    </style:style>
    <style:style style:name="Table3.A" style:family="table-column">
      <style:table-column-properties style:column-width="1.5028in"/>
    </style:style>
    <style:style style:name="Table3.B" style:family="table-column">
      <style:table-column-properties style:column-width="1.25in"/>
    </style:style>
    <style:style style:name="Table3.C" style:family="table-column">
      <style:table-column-properties style:column-width="1.384in"/>
    </style:style>
    <style:style style:name="Table3.D" style:family="table-column">
      <style:table-column-properties style:column-width="1.3917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3" style:family="table-cell" style:data-style-name="N0">
      <style:table-cell-properties fo:background-color="transparent" fo:padding="0in" fo:border="none" style:writing-mode="page">
        <style:background-image/>
      </style:table-cell-properties>
    </style:style>
    <style:style style:name="Table3.E5" style:family="table-cell" style:data-style-name="N0">
      <style:table-cell-properties fo:background-color="#3faf46" fo:padding="0in" fo:border="none" style:writing-mode="page">
        <style:background-image/>
      </style:table-cell-properties>
    </style:style>
    <style:style style:name="Table3.E6" style:family="table-cell">
      <style:table-cell-properties fo:background-color="#3faf46" fo:padding="0in" fo:border="none" style:writing-mode="page">
        <style:background-image/>
      </style:table-cell-properties>
    </style:style>
    <style:style style:name="Table3.A9" style:family="table-cell">
      <style:table-cell-properties fo:background-color="transparent" fo:padding="0in" fo:border-left="none" fo:border-right="none" fo:border-top="none" fo:border-bottom="0.75pt solid #000000" style:writing-mode="page">
        <style:background-image/>
      </style:table-cell-properties>
    </style:style>
    <style:style style:name="Table3.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D9" style:family="table-cell">
      <style:table-cell-properties fo:background-color="transparent" fo:padding="0in" fo:border-left="none" fo:border-right="none" fo:border-top="none" fo:border-bottom="0.75pt solid #000000" style:writing-mode="page">
        <style:background-image/>
      </style:table-cell-properties>
    </style:style>
    <style:style style:name="Table3.E9" style:family="table-cell">
      <style:table-cell-properties fo:background-color="#3faf46" fo:padding="0in" fo:border-left="none" fo:border-right="none" fo:border-top="none" fo:border-bottom="0.75pt solid #000000" style:writing-mode="page">
        <style:background-image/>
      </style:table-cell-properties>
    </style:style>
    <style:style style:name="Table4" style:family="table">
      <style:table-properties style:width="6.9125in" fo:margin-left="0.016in" table:align="left" style:may-break-between-rows="true" table:border-model="collapsing"/>
    </style:style>
    <style:style style:name="Table4.A" style:family="table-column">
      <style:table-column-properties style:column-width="1.5028in"/>
    </style:style>
    <style:style style:name="Table4.B" style:family="table-column">
      <style:table-column-properties style:column-width="1.25in"/>
    </style:style>
    <style:style style:name="Table4.C" style:family="table-column">
      <style:table-column-properties style:column-width="1.384in"/>
    </style:style>
    <style:style style:name="Table4.D" style:family="table-column">
      <style:table-column-properties style:column-width="1.3917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B3" style:family="table-cell" style:data-style-name="N0">
      <style:table-cell-properties fo:background-color="transparent" fo:padding="0in" fo:border="none" style:writing-mode="page">
        <style:background-image/>
      </style:table-cell-properties>
    </style:style>
    <style:style style:name="Table4.A9" style:family="table-cell">
      <style:table-cell-properties fo:background-color="transparent" fo:padding="0in" fo:border-left="none" fo:border-right="none" fo:border-top="none" fo:border-bottom="0.75pt solid #000000" style:writing-mode="page">
        <style:background-image/>
      </style:table-cell-properties>
    </style:style>
    <style:style style:name="Table4.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4.D9" style:family="table-cell">
      <style:table-cell-properties fo:background-color="transparent" fo:padding="0in" fo:border-left="none" fo:border-right="none" fo:border-top="none" fo:border-bottom="0.75pt solid #000000" style:writing-mode="page">
        <style:background-image/>
      </style:table-cell-properties>
    </style:style>
    <style:style style:name="Table4.E9" style:family="table-cell">
      <style:table-cell-properties fo:background-color="#3faf46" fo:padding="0in" fo:border-left="none" fo:border-right="none" fo:border-top="none" fo:border-bottom="0.75pt solid #000000" style:writing-mode="page">
        <style:background-image/>
      </style:table-cell-properties>
    </style:style>
    <style:style style:name="Table5" style:family="table">
      <style:table-properties style:width="6.9125in" fo:margin-left="0.016in" table:align="left" style:may-break-between-rows="true" table:border-model="collapsing"/>
    </style:style>
    <style:style style:name="Table5.A" style:family="table-column">
      <style:table-column-properties style:column-width="1.5028in"/>
    </style:style>
    <style:style style:name="Table5.B" style:family="table-column">
      <style:table-column-properties style:column-width="1.25in"/>
    </style:style>
    <style:style style:name="Table5.C" style:family="table-column">
      <style:table-column-properties style:column-width="1.384in"/>
    </style:style>
    <style:style style:name="Table5.D" style:family="table-column">
      <style:table-column-properties style:column-width="1.3917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3" style:family="table-cell" style:data-style-name="N0">
      <style:table-cell-properties fo:background-color="transparent" fo:padding="0in" fo:border="none" style:writing-mode="page">
        <style:background-image/>
      </style:table-cell-properties>
    </style:style>
    <style:style style:name="Table5.A9" style:family="table-cell">
      <style:table-cell-properties fo:background-color="transparent" fo:padding="0in" fo:border-left="none" fo:border-right="none" fo:border-top="none" fo:border-bottom="0.75pt solid #000000" style:writing-mode="page">
        <style:background-image/>
      </style:table-cell-properties>
    </style:style>
    <style:style style:name="Table5.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125in" fo:margin-left="0.016in" table:align="left" style:may-break-between-rows="true" table:border-model="collapsing"/>
    </style:style>
    <style:style style:name="Table6.A" style:family="table-column">
      <style:table-column-properties style:column-width="1.5028in"/>
    </style:style>
    <style:style style:name="Table6.B" style:family="table-column">
      <style:table-column-properties style:column-width="1.25in"/>
    </style:style>
    <style:style style:name="Table6.C" style:family="table-column">
      <style:table-column-properties style:column-width="1.384in"/>
    </style:style>
    <style:style style:name="Table6.D" style:family="table-column">
      <style:table-column-properties style:column-width="1.3917in"/>
    </style:style>
    <style:style style:name="Table6.1" style:family="table-row">
      <style:table-row-properties fo:keep-together="auto"/>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3" style:family="table-cell" style:data-style-name="N0">
      <style:table-cell-properties fo:background-color="transparent" fo:padding="0in" fo:border="none" style:writing-mode="page">
        <style:background-image/>
      </style:table-cell-properties>
    </style:style>
    <style:style style:name="Table6.A9" style:family="table-cell">
      <style:table-cell-properties fo:background-color="transparent" fo:padding="0in" fo:border-left="none" fo:border-right="none" fo:border-top="none" fo:border-bottom="0.75pt solid #000000" style:writing-mode="page">
        <style:background-image/>
      </style:table-cell-properties>
    </style:style>
    <style:style style:name="Table6.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D9" style:family="table-cell">
      <style:table-cell-properties fo:background-color="transparent" fo:padding="0in" fo:border-left="none" fo:border-right="none" fo:border-top="none" fo:border-bottom="0.75pt solid #000000" style:writing-mode="page">
        <style:background-image/>
      </style:table-cell-properties>
    </style:style>
    <style:style style:name="Table6.E9" style:family="table-cell">
      <style:table-cell-properties fo:background-color="#3faf46" fo:padding="0in" fo:border-left="none" fo:border-right="none" fo:border-top="none" fo:border-bottom="0.75pt solid #000000" style:writing-mode="page">
        <style:background-image/>
      </style:table-cell-properties>
    </style:style>
    <style:style style:name="P1"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1cbef8" officeooo:paragraph-rsid="0017da7e" style:font-size-asian="12pt" style:font-weight-asian="normal" style:font-size-complex="12pt" style:font-weight-complex="normal"/>
    </style:style>
    <style:style style:name="P2"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1cbef8" officeooo:paragraph-rsid="0017da7e" style:font-name-asian="Times New Roman1" style:font-size-asian="12pt" style:font-weight-asian="normal" style:font-name-complex="Times New Roman1" style:font-size-complex="12pt" style:font-weight-complex="normal"/>
    </style:style>
    <style:style style:name="P3"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1f5d63" officeooo:paragraph-rsid="001f5d63" style:font-name-asian="Times New Roman1" style:font-size-asian="12pt" style:font-weight-asian="normal" style:font-name-complex="Times New Roman1" style:font-size-complex="12pt" style:font-weight-complex="normal"/>
    </style:style>
    <style:style style:name="P4"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2179da" officeooo:paragraph-rsid="00240690" style:font-name-asian="Times New Roman1" style:font-size-asian="12pt" style:font-weight-asian="normal" style:font-name-complex="Times New Roman1" style:font-size-complex="12pt" style:font-weight-complex="normal"/>
    </style:style>
    <style:style style:name="P5"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2179da" officeooo:paragraph-rsid="002179da" style:font-name-asian="Times New Roman1" style:font-size-asian="12pt" style:font-weight-asian="normal" style:font-name-complex="Times New Roman1" style:font-size-complex="12pt" style:font-weight-complex="normal"/>
    </style:style>
    <style:style style:name="P6"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2179da" officeooo:paragraph-rsid="00355d51" style:font-name-asian="Times New Roman1" style:font-size-asian="12pt" style:font-weight-asian="normal" style:font-name-complex="Times New Roman1" style:font-size-complex="12pt" style:font-weight-complex="normal"/>
    </style:style>
    <style:style style:name="P7"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2179da" officeooo:paragraph-rsid="00367dd4" style:font-name-asian="Times New Roman1" style:font-size-asian="12pt" style:font-weight-asian="normal" style:font-name-complex="Times New Roman1" style:font-size-complex="12pt" style:font-weight-complex="normal"/>
    </style:style>
    <style:style style:name="P8"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3af26f" officeooo:paragraph-rsid="003ccfeb" style:font-name-asian="Times New Roman1" style:font-size-asian="12pt" style:font-weight-asian="normal" style:font-name-complex="Times New Roman1" style:font-size-complex="12pt" style:font-weight-complex="normal"/>
    </style:style>
    <style:style style:name="P9"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paragraph-rsid="0031e23e"/>
    </style:style>
    <style:style style:name="P10"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paragraph-rsid="00339975"/>
    </style:style>
    <style:style style:name="P11"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paragraph-rsid="002179da"/>
    </style:style>
    <style:style style:name="P12"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paragraph-rsid="00367dd4"/>
    </style:style>
    <style:style style:name="P13"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paragraph-rsid="005b4820"/>
    </style:style>
    <style:style style:name="P14"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rsid="0023ab62" officeooo:paragraph-rsid="0023ab62"/>
    </style:style>
    <style:style style:name="P15"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rsid="003af26f" officeooo:paragraph-rsid="003ccfeb"/>
    </style:style>
    <style:style style:name="P16"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rsid="0044a6c7" officeooo:paragraph-rsid="0044a6c7"/>
    </style:style>
    <style:style style:name="P17" style:family="paragraph" style:parent-style-name="Preformatted_20_Text">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1cbef8" officeooo:paragraph-rsid="0017da7e" style:font-name-asian="Times New Roman1" style:font-size-asian="12pt" style:font-weight-asian="normal" style:font-name-complex="Times New Roman1" style:font-size-complex="12pt" style:font-weight-complex="normal"/>
    </style:style>
    <style:style style:name="P18" style:family="paragraph" style:parent-style-name="Preformatted_20_Text">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682283" officeooo:paragraph-rsid="001c1514" style:font-name-asian="Times New Roman1" style:font-size-asian="12pt" style:font-weight-asian="normal" style:font-name-complex="Times New Roman1" style:font-size-complex="12pt" style:font-weight-complex="normal"/>
    </style:style>
    <style:style style:name="P19" style:family="paragraph" style:parent-style-name="Preformatted_20_Text">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officeooo:rsid="001e3e8d" officeooo:paragraph-rsid="001c1514" style:font-name-asian="Times New Roman1" style:font-size-asian="12pt" style:font-name-complex="Times New Roman1" style:font-size-complex="12pt"/>
    </style:style>
    <style:style style:name="P20" style:family="paragraph" style:parent-style-name="Preformatted_20_Text">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bold" officeooo:rsid="001b460a" officeooo:paragraph-rsid="001b460a" style:font-name-asian="Times New Roman1" style:font-size-asian="12pt" style:font-weight-asian="bold" style:font-name-complex="Times New Roman1" style:font-size-complex="12pt" style:font-weight-complex="bold"/>
    </style:style>
    <style:style style:name="P21" style:family="paragraph" style:parent-style-name="Preformatted_20_Text">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4pt" fo:font-weight="bold" officeooo:rsid="001b460a" officeooo:paragraph-rsid="001b460a" style:font-name-asian="Times New Roman1" style:font-size-asian="14pt" style:font-weight-asian="bold" style:font-name-complex="Times New Roman1" style:font-size-complex="14pt" style:font-weight-complex="bold"/>
    </style:style>
    <style:style style:name="P22" style:family="paragraph" style:parent-style-name="Preformatted_20_Text">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4pt" fo:font-weight="normal" officeooo:rsid="00686f17" officeooo:paragraph-rsid="001b460a" style:font-name-asian="Times New Roman1" style:font-size-asian="14pt" style:font-weight-asian="normal" style:font-name-complex="Times New Roman1" style:font-size-complex="14pt" style:font-weight-complex="normal"/>
    </style:style>
    <style:style style:name="P23" style:family="paragraph" style:parent-style-name="normal">
      <loext:graphic-properties draw:fill="solid" draw:fill-color="#ffffff"/>
      <style:paragraph-properties fo:margin-top="0in" fo:margin-bottom="0.0972in" loext:contextual-spacing="false" fo:line-height="100%" fo:text-align="center" style:justify-single-word="false" fo:orphans="0" fo:widows="0" fo:background-color="#ffffff"/>
      <style:text-properties style:font-name="Times New Roman" fo:font-size="14pt" fo:font-weight="normal" officeooo:rsid="00162597" officeooo:paragraph-rsid="00162597" style:font-name-asian="Times New Roman1" style:font-size-asian="14pt" style:font-weight-asian="normal" style:font-name-complex="Times New Roman1" style:font-size-complex="14pt" style:font-weight-complex="normal"/>
    </style:style>
    <style:style style:name="P24" style:family="paragraph" style:parent-style-name="normal">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Times New Roman" fo:font-size="12pt" fo:font-weight="normal" officeooo:rsid="00162597" officeooo:paragraph-rsid="00162597" style:font-name-asian="Times New Roman1" style:font-size-asian="12pt" style:font-weight-asian="normal" style:font-name-complex="Times New Roman1" style:font-size-complex="12pt" style:font-weight-complex="normal"/>
    </style:style>
    <style:style style:name="P25" style:family="paragraph" style:parent-style-name="normal">
      <style:text-properties style:font-name="Arial" fo:font-size="12pt" fo:font-weight="normal" officeooo:rsid="001cbef8" style:font-size-asian="12pt" style:font-weight-asian="normal" style:font-size-complex="12pt" style:font-weight-complex="normal"/>
    </style:style>
    <style:style style:name="P26" style:family="paragraph" style:parent-style-name="normal">
      <style:text-properties style:font-name="Ariel"/>
    </style:style>
    <style:style style:name="P27" style:family="paragraph" style:parent-style-name="normal">
      <style:text-properties style:font-name="Ariel" officeooo:paragraph-rsid="007f2a4d"/>
    </style:style>
    <style:style style:name="P28" style:family="paragraph" style:parent-style-name="normal">
      <style:text-properties style:font-name="Ariel" officeooo:paragraph-rsid="0085daff"/>
    </style:style>
    <style:style style:name="P29" style:family="paragraph" style:parent-style-name="normal">
      <style:text-properties style:font-name="Ariel" fo:font-size="12pt" officeooo:paragraph-rsid="008fe959" style:font-size-asian="12pt" style:font-size-complex="12pt"/>
    </style:style>
    <style:style style:name="P30" style:family="paragraph" style:parent-style-name="normal">
      <style:text-properties style:font-name="Ariel" fo:font-size="12pt" officeooo:rsid="00911995" officeooo:paragraph-rsid="00911995" style:font-size-asian="12pt" style:font-size-complex="12pt"/>
    </style:style>
    <style:style style:name="P31" style:family="paragraph" style:parent-style-name="normal">
      <style:text-properties officeooo:paragraph-rsid="007fa6f9"/>
    </style:style>
    <style:style style:name="P32" style:family="paragraph" style:parent-style-name="normal">
      <style:text-properties officeooo:paragraph-rsid="0083fe4c"/>
    </style:style>
    <style:style style:name="P33" style:family="paragraph" style:parent-style-name="normal">
      <style:text-properties officeooo:rsid="008b9c9e" officeooo:paragraph-rsid="008b9c9e"/>
    </style:style>
    <style:style style:name="P34" style:family="paragraph" style:parent-style-name="normal">
      <style:text-properties fo:font-style="italic" fo:font-weight="bold" officeooo:rsid="008b9c9e" officeooo:paragraph-rsid="008b9c9e" style:font-style-asian="italic" style:font-weight-asian="bold" style:font-style-complex="italic" style:font-weight-complex="bold"/>
    </style:style>
    <style:style style:name="P35" style:family="paragraph" style:parent-style-name="normal">
      <style:text-properties style:text-position="0% 100%" style:font-name="Ariel" fo:font-style="normal" officeooo:rsid="007fa6f9" officeooo:paragraph-rsid="007fa6f9" style:font-style-asian="normal" style:font-style-complex="normal"/>
    </style:style>
    <style:style style:name="P36" style:family="paragraph" style:parent-style-name="normal">
      <style:text-properties style:text-position="0% 100%" style:font-name="Ariel" fo:font-size="12pt" fo:font-style="normal" fo:font-weight="normal" officeooo:rsid="008b9c9e" officeooo:paragraph-rsid="009267cf" style:font-name-asian="Noto Serif CJK SC" style:font-size-asian="10.5pt" style:font-style-asian="normal" style:font-weight-asian="normal" style:font-name-complex="Lohit Devanagari" style:font-size-complex="12pt" style:font-style-complex="normal" style:font-weight-complex="normal"/>
    </style:style>
    <style:style style:name="P37" style:family="paragraph" style:parent-style-name="normal">
      <style:text-properties style:text-position="0% 100%" style:font-name="Times new roman" fo:font-size="12pt" fo:font-style="normal" fo:font-weight="normal" officeooo:rsid="008b9c9e" officeooo:paragraph-rsid="008b9c9e" style:font-name-asian="Noto Serif CJK SC" style:font-size-asian="10.5pt" style:font-style-asian="normal" style:font-weight-asian="normal" style:font-name-complex="Lohit Devanagari" style:font-size-complex="12pt" style:font-style-complex="normal" style:font-weight-complex="normal"/>
    </style:style>
    <style:style style:name="P38" style:family="paragraph" style:parent-style-name="normal">
      <style:text-properties fo:font-variant="normal" fo:text-transform="none" fo:color="#000000" style:font-name="Helvetica Neue" fo:font-size="10.5pt" fo:letter-spacing="normal" fo:font-style="normal" fo:font-weight="normal" officeooo:paragraph-rsid="0083fe4c"/>
    </style:style>
    <style:style style:name="P39" style:family="paragraph" style:parent-style-name="Standard">
      <style:text-properties style:font-name="Arial" officeooo:rsid="00221ac5" officeooo:paragraph-rsid="00221ac5"/>
    </style:style>
    <style:style style:name="P40" style:family="paragraph" style:parent-style-name="Standard">
      <style:paragraph-properties fo:text-align="center" style:justify-single-word="false"/>
      <style:text-properties style:font-name="arial" fo:font-size="20pt" fo:font-weight="bold" officeooo:rsid="00162597" officeooo:paragraph-rsid="00162597" style:font-size-asian="17.5pt" style:font-weight-asian="bold" style:font-size-complex="20pt" style:font-weight-complex="bold"/>
    </style:style>
    <style:style style:name="P41" style:family="paragraph" style:parent-style-name="Standard">
      <style:paragraph-properties fo:text-align="center" style:justify-single-word="false"/>
      <style:text-properties style:font-name="arial" fo:font-size="14pt" fo:font-weight="normal" officeooo:rsid="00162597" officeooo:paragraph-rsid="00162597" style:font-size-asian="12.25pt" style:font-weight-asian="normal" style:font-size-complex="14pt" style:font-weight-complex="normal"/>
    </style:style>
    <style:style style:name="P42" style:family="paragraph" style:parent-style-name="Standard">
      <style:paragraph-properties fo:text-align="center" style:justify-single-word="false"/>
      <style:text-properties style:font-name="Times new roman" fo:font-size="28pt" fo:font-weight="bold" officeooo:rsid="00162597" officeooo:paragraph-rsid="00162597" style:font-size-asian="28pt" style:font-weight-asian="bold" style:font-size-complex="28pt" style:font-weight-complex="bold"/>
    </style:style>
    <style:style style:name="P43" style:family="paragraph" style:parent-style-name="Standard">
      <style:paragraph-properties fo:text-align="center" style:justify-single-word="false"/>
      <style:text-properties style:font-name="Times new roman" fo:font-size="14pt" fo:font-weight="normal" officeooo:rsid="00162597" officeooo:paragraph-rsid="00162597" style:font-size-asian="12.25pt" style:font-weight-asian="normal" style:font-size-complex="14pt" style:font-weight-complex="normal"/>
    </style:style>
    <style:style style:name="P44" style:family="paragraph" style:parent-style-name="Standard">
      <style:text-properties fo:font-size="14pt" fo:font-weight="bold" officeooo:rsid="001cbef8" officeooo:paragraph-rsid="0017da7e" style:font-size-asian="12.25pt" style:font-weight-asian="bold" style:font-size-complex="14pt" style:font-weight-complex="bold"/>
    </style:style>
    <style:style style:name="P45" style:family="paragraph" style:parent-style-name="Standard">
      <style:text-properties fo:font-size="14pt" fo:font-weight="bold" officeooo:rsid="006f43dc" officeooo:paragraph-rsid="006f43dc" style:font-size-asian="12.25pt" style:font-weight-asian="bold" style:font-size-complex="14pt" style:font-weight-complex="bold"/>
    </style:style>
    <style:style style:name="P46" style:family="paragraph" style:parent-style-name="Standard">
      <style:text-properties officeooo:paragraph-rsid="002179da"/>
    </style:style>
    <style:style style:name="P47" style:family="paragraph" style:parent-style-name="Standard">
      <style:text-properties officeooo:rsid="00221ac5" officeooo:paragraph-rsid="00221ac5"/>
    </style:style>
    <style:style style:name="P48" style:family="paragraph" style:parent-style-name="Standard">
      <style:text-properties officeooo:rsid="00221ac5" officeooo:paragraph-rsid="00230352"/>
    </style:style>
    <style:style style:name="P49" style:family="paragraph" style:parent-style-name="Standard">
      <style:text-properties officeooo:rsid="00221ac5" officeooo:paragraph-rsid="00240690"/>
    </style:style>
    <style:style style:name="P50" style:family="paragraph" style:parent-style-name="Standard">
      <style:text-properties officeooo:paragraph-rsid="006bdc71"/>
    </style:style>
    <style:style style:name="P51" style:family="paragraph" style:parent-style-name="Standard">
      <style:text-properties officeooo:paragraph-rsid="007bbded"/>
    </style:style>
    <style:style style:name="P52" style:family="paragraph" style:parent-style-name="Standard">
      <style:text-properties style:font-name="Ariel" officeooo:paragraph-rsid="007bbded"/>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1f5d6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2179da"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230352"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24069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1f5d6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2179da"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230352"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24069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179da"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4069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6845" officeooo:paragraph-rsid="0020684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6845" officeooo:paragraph-rsid="002179da"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79da" officeooo:paragraph-rsid="002179da"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79da" officeooo:paragraph-rsid="00230352"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79da" officeooo:paragraph-rsid="0024069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1ac5" officeooo:paragraph-rsid="00221ac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1ac5" officeooo:paragraph-rsid="00230352"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1ac5" officeooo:paragraph-rsid="0024069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74abb" officeooo:paragraph-rsid="00474ab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a8bee" officeooo:paragraph-rsid="004a8bee"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ac8d9" officeooo:paragraph-rsid="004ac8d9"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c6865" officeooo:paragraph-rsid="004c686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ea1b6" officeooo:paragraph-rsid="004ea1b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ffaa9" officeooo:paragraph-rsid="004ffaa9"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2970c" officeooo:paragraph-rsid="0052970c"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5d0e5" officeooo:paragraph-rsid="0055d0e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5db87" officeooo:paragraph-rsid="0055db87"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7d561" officeooo:paragraph-rsid="0057d561"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ad9f" officeooo:paragraph-rsid="005ead9f"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dd48" officeooo:paragraph-rsid="005edd48"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ad9e" officeooo:paragraph-rsid="0060ad9e"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5" style:family="paragraph" style:parent-style-name="Footnote">
      <style:text-properties officeooo:rsid="003ccfeb" officeooo:paragraph-rsid="003ccfeb"/>
    </style:style>
    <style:style style:name="P86" style:family="paragraph" style:parent-style-name="Footnote">
      <style:text-properties officeooo:rsid="006b8632" officeooo:paragraph-rsid="006b8632"/>
    </style:style>
    <style:style style:name="P87" style:family="paragraph" style:parent-style-name="Footnote">
      <style:text-properties officeooo:paragraph-rsid="0083fe4c"/>
    </style:style>
    <style:style style:name="P88" style:family="paragraph" style:parent-style-name="Text_20_body">
      <style:text-properties officeooo:paragraph-rsid="00722b04"/>
    </style:style>
    <style:style style:name="P89" style:family="paragraph" style:parent-style-name="Text_20_body">
      <style:text-properties style:font-name="Liberation Serif" fo:font-style="italic" officeooo:rsid="00722b04" officeooo:paragraph-rsid="00722b04" style:font-style-asian="italic" style:font-style-complex="italic"/>
    </style:style>
    <style:style style:name="P90" style:family="paragraph" style:parent-style-name="Text_20_body">
      <style:text-properties style:font-name="Liberation Serif" fo:font-style="normal" officeooo:rsid="00722b04" officeooo:paragraph-rsid="00722b04" style:font-style-asian="normal" style:font-style-complex="normal"/>
    </style:style>
    <style:style style:name="P91" style:family="paragraph" style:parent-style-name="Text_20_body">
      <style:text-properties style:font-name="Liberation Serif" fo:font-style="normal" officeooo:rsid="00818233" officeooo:paragraph-rsid="00818233" style:font-style-asian="normal" style:font-style-complex="normal"/>
    </style:style>
    <style:style style:name="P92" style:family="paragraph" style:parent-style-name="Text_20_body">
      <style:text-properties officeooo:paragraph-rsid="0075ffb2"/>
    </style:style>
    <style:style style:name="P93" style:family="paragraph" style:parent-style-name="Text_20_body">
      <style:text-properties officeooo:paragraph-rsid="0083fe4c"/>
    </style:style>
    <style:style style:name="P94" style:family="paragraph" style:parent-style-name="Text_20_body">
      <style:text-properties officeooo:paragraph-rsid="008cfd6e"/>
    </style:style>
    <style:style style:name="P95" style:family="paragraph" style:parent-style-name="Text_20_body">
      <style:text-properties officeooo:paragraph-rsid="008e1d05"/>
    </style:style>
    <style:style style:name="P96" style:family="paragraph" style:parent-style-name="Text_20_body">
      <style:text-properties style:font-name="Ariel" fo:font-size="12pt" officeooo:rsid="008e1d05" officeooo:paragraph-rsid="008f8bb0" style:font-size-asian="12pt" style:font-size-complex="12pt"/>
    </style:style>
    <style:style style:name="P97" style:family="paragraph" style:parent-style-name="Text_20_body">
      <style:text-properties style:font-name="Ariel" fo:font-size="12pt" officeooo:paragraph-rsid="008f8bb0" style:font-size-asian="12pt" style:font-size-complex="12pt"/>
    </style:style>
    <style:style style:name="P98" style:family="paragraph" style:parent-style-name="Text_20_body">
      <style:text-properties style:font-name="Ariel" fo:font-size="12pt" officeooo:paragraph-rsid="008fe959" style:font-size-asian="12pt" style:font-size-complex="12pt"/>
    </style:style>
    <style:style style:name="P99" style:family="paragraph" style:parent-style-name="Heading_20_1">
      <style:paragraph-properties fo:break-before="page"/>
    </style:style>
    <style:style style:name="P100" style:family="paragraph" style:parent-style-name="Heading_20_3">
      <style:text-properties officeooo:rsid="0075ffb2" officeooo:paragraph-rsid="0075ffb2"/>
    </style:style>
    <style:style style:name="P101" style:family="paragraph" style:parent-style-name="Heading_20_3">
      <style:text-properties officeooo:rsid="0083fe4c" officeooo:paragraph-rsid="0083fe4c"/>
    </style:style>
    <style:style style:name="P102" style:family="paragraph" style:parent-style-name="Heading_20_3">
      <style:text-properties officeooo:rsid="008cfd6e" officeooo:paragraph-rsid="008cfd6e"/>
    </style:style>
    <style:style style:name="P103" style:family="paragraph" style:parent-style-name="Preformatted_20_Text">
      <loext:graphic-properties draw:fill="solid" draw:fill-color="#f8f9fa" draw:opacity="100%"/>
      <style:paragraph-properties fo:margin-top="0in" fo:margin-bottom="0in" loext:contextual-spacing="false" style:line-height-at-least="0.25in" fo:text-align="start" style:justify-single-word="false" fo:orphans="2" fo:widows="2" fo:background-color="#f8f9fa" fo:padding="0in" fo:border="none" style:writing-mode="lr-tb"/>
      <style:text-properties fo:font-variant="normal" fo:text-transform="none" fo:color="#70757a" style:font-name="inherit" fo:font-size="12pt" fo:letter-spacing="normal" fo:font-style="normal" fo:font-weight="normal"/>
    </style:style>
    <style:style style:name="P104" style:family="paragraph" style:parent-style-name="Preformatted_20_Text">
      <loext:graphic-properties draw:fill="solid" draw:fill-color="#f8f9fa" draw:opacity="100%"/>
      <style:paragraph-properties fo:margin-top="0in" fo:margin-bottom="0in" loext:contextual-spacing="false" style:line-height-at-least="0.25in" fo:text-align="start" style:justify-single-word="false" fo:orphans="2" fo:widows="2" fo:background-color="#f8f9fa" fo:padding="0in" fo:border="none" style:writing-mode="lr-tb"/>
      <style:text-properties fo:font-variant="normal" fo:text-transform="none" fo:color="#70757a" fo:letter-spacing="normal"/>
    </style:style>
    <style:style style:name="P105" style:family="paragraph" style:parent-style-name="Text_20_body" style:list-style-name="L1">
      <style:text-properties style:font-name="Liberation Serif" fo:font-style="normal" officeooo:rsid="00818233" officeooo:paragraph-rsid="00818233" style:font-style-asian="normal" style:font-style-complex="normal"/>
    </style:style>
    <style:style style:name="P106" style:family="paragraph" style:parent-style-name="Text_20_body" style:list-style-name="L1">
      <style:text-properties style:font-name="Liberation Serif" fo:font-style="normal" officeooo:rsid="0082de05" officeooo:paragraph-rsid="0082de05" style:font-style-asian="normal" style:font-style-complex="normal"/>
    </style:style>
    <style:style style:name="P107" style:family="paragraph" style:parent-style-name="Text_20_body">
      <style:text-properties officeooo:paragraph-rsid="00951f91"/>
    </style:style>
    <style:style style:name="P108" style:family="paragraph" style:parent-style-name="Text_20_body">
      <style:text-properties officeooo:rsid="00956285" officeooo:paragraph-rsid="00956285"/>
    </style:style>
    <style:style style:name="P109" style:family="paragraph" style:parent-style-name="Text_20_body" style:list-style-name="L4">
      <style:text-properties officeooo:paragraph-rsid="00956285"/>
    </style:style>
    <style:style style:name="P110" style:family="paragraph" style:parent-style-name="Text_20_body">
      <style:text-properties officeooo:rsid="0096f6d5" officeooo:paragraph-rsid="0096f6d5"/>
    </style:style>
    <style:style style:name="P111" style:family="paragraph" style:parent-style-name="Text_20_body">
      <style:text-properties officeooo:paragraph-rsid="0096f6d5"/>
    </style:style>
    <style:style style:name="P112" style:family="paragraph" style:parent-style-name="Text_20_body" style:list-style-name="L4">
      <style:text-properties fo:font-weight="bold" officeooo:rsid="00956285" officeooo:paragraph-rsid="00956285" style:font-weight-asian="bold" style:font-weight-complex="bold"/>
    </style:style>
    <style:style style:name="P113" style:family="paragraph" style:parent-style-name="Text_20_body">
      <style:text-properties officeooo:paragraph-rsid="009b85a8"/>
    </style:style>
    <style:style style:name="P114" style:family="paragraph" style:parent-style-name="Text_20_body">
      <style:text-properties officeooo:paragraph-rsid="009baf71"/>
    </style:style>
    <style:style style:name="P115" style:family="paragraph" style:parent-style-name="normal" style:list-style-name="L2">
      <style:text-properties officeooo:paragraph-rsid="007fa6f9"/>
    </style:style>
    <style:style style:name="P116" style:family="paragraph" style:parent-style-name="normal" style:list-style-name="L2">
      <style:text-properties officeooo:paragraph-rsid="0085daff"/>
    </style:style>
    <style:style style:name="P117" style:family="paragraph" style:parent-style-name="normal" style:list-style-name="L2">
      <style:text-properties style:font-name="Ariel" officeooo:rsid="007f2a4d" officeooo:paragraph-rsid="007f2a4d"/>
    </style:style>
    <style:style style:name="P118" style:family="paragraph" style:parent-style-name="normal" style:list-style-name="L2">
      <style:text-properties style:font-name="Ariel" officeooo:rsid="007f2a4d" officeooo:paragraph-rsid="0085daff"/>
    </style:style>
    <style:style style:name="P119" style:family="paragraph" style:parent-style-name="normal" style:list-style-name="L2">
      <style:text-properties style:font-name="Ariel" fo:font-style="normal" officeooo:rsid="007fa6f9" officeooo:paragraph-rsid="007fa6f9" style:font-style-asian="normal" style:font-style-complex="normal"/>
    </style:style>
    <style:style style:name="P120" style:family="paragraph" style:parent-style-name="normal" style:list-style-name="L2">
      <style:text-properties style:font-name="Ariel" fo:font-style="normal" officeooo:rsid="007fa6f9" officeooo:paragraph-rsid="0085daff" style:font-style-asian="normal" style:font-style-complex="normal"/>
    </style:style>
    <style:style style:name="P121" style:family="paragraph" style:parent-style-name="normal" style:list-style-name="L2">
      <style:text-properties style:font-name="Ariel" fo:font-style="normal" officeooo:rsid="007fa6f9" officeooo:paragraph-rsid="0087b9b9" style:font-style-asian="normal" style:font-style-complex="normal"/>
    </style:style>
    <style:style style:name="P122" style:family="paragraph" style:parent-style-name="normal" style:list-style-name="L2">
      <style:text-properties style:font-name="Ariel" fo:font-style="normal" officeooo:rsid="0085daff" officeooo:paragraph-rsid="0085daff" style:font-style-asian="normal" style:font-style-complex="normal"/>
    </style:style>
    <style:style style:name="P123" style:family="paragraph" style:parent-style-name="normal" style:list-style-name="L2">
      <style:text-properties style:font-name="Ariel" fo:font-size="12pt" officeooo:rsid="007f2a4d" officeooo:paragraph-rsid="008fe959" style:font-size-asian="12pt" style:font-size-complex="12pt"/>
    </style:style>
    <style:style style:name="P124" style:family="paragraph" style:parent-style-name="normal" style:list-style-name="L2">
      <style:text-properties style:font-name="Ariel" fo:font-size="12pt" officeooo:rsid="008e1d05" officeooo:paragraph-rsid="008fe959" style:font-size-asian="12pt" style:font-size-complex="12pt"/>
    </style:style>
    <style:style style:name="P125" style:family="paragraph" style:parent-style-name="normal" style:list-style-name="L2">
      <style:text-properties style:font-name="Ariel" fo:font-size="12pt" fo:font-style="normal" officeooo:rsid="007fa6f9" officeooo:paragraph-rsid="0090ddcd" style:font-size-asian="12pt" style:font-style-asian="normal" style:font-size-complex="12pt" style:font-style-complex="normal"/>
    </style:style>
    <style:style style:name="P126" style:family="paragraph" style:parent-style-name="normal" style:list-style-name="L2">
      <style:text-properties style:font-name="Ariel" fo:font-size="12pt" fo:font-style="normal" officeooo:rsid="007fa6f9" officeooo:paragraph-rsid="00911995" style:font-size-asian="12pt" style:font-style-asian="normal" style:font-size-complex="12pt" style:font-style-complex="normal"/>
    </style:style>
    <style:style style:name="P127" style:family="paragraph" style:parent-style-name="normal" style:list-style-name="L2">
      <style:text-properties style:font-name="Ariel" fo:font-size="12pt" fo:font-style="normal" officeooo:rsid="00911995" officeooo:paragraph-rsid="00911995" style:font-size-asian="12pt" style:font-style-asian="normal" style:font-size-complex="12pt" style:font-style-complex="normal"/>
    </style:style>
    <style:style style:name="P128" style:family="paragraph" style:parent-style-name="normal" style:list-style-name="L2">
      <style:text-properties style:text-position="0% 100%" style:font-name="Ariel" fo:font-style="normal" officeooo:rsid="007f2a4d" officeooo:paragraph-rsid="007f2a4d" style:font-style-asian="normal" style:font-style-complex="normal"/>
    </style:style>
    <style:style style:name="P129" style:family="paragraph" style:parent-style-name="normal" style:list-style-name="L2">
      <style:text-properties style:text-position="0% 100%" style:font-name="Ariel" fo:font-style="normal" officeooo:rsid="007f2a4d" officeooo:paragraph-rsid="0085daff" style:font-style-asian="normal" style:font-style-complex="normal"/>
    </style:style>
    <style:style style:name="P130" style:family="paragraph" style:parent-style-name="normal" style:list-style-name="L2">
      <style:text-properties style:text-position="0% 100%" style:font-name="Ariel" fo:font-style="normal" officeooo:rsid="0085daff" officeooo:paragraph-rsid="0085daff" style:font-style-asian="normal" style:font-style-complex="normal"/>
    </style:style>
    <style:style style:name="P131" style:family="paragraph" style:parent-style-name="normal" style:list-style-name="L2">
      <style:text-properties style:text-position="0% 100%" style:font-name="Ariel" fo:font-style="italic" officeooo:rsid="0085daff" officeooo:paragraph-rsid="0085daff" style:font-style-asian="italic" style:font-style-complex="italic"/>
    </style:style>
    <style:style style:name="P132" style:family="paragraph" style:parent-style-name="normal" style:list-style-name="L2">
      <style:text-properties style:text-position="0% 100%" style:font-name="Ariel" fo:font-size="12pt" fo:font-style="normal" officeooo:rsid="007f2a4d" officeooo:paragraph-rsid="008fe959" style:font-size-asian="12pt" style:font-style-asian="normal" style:font-size-complex="12pt" style:font-style-complex="normal"/>
    </style:style>
    <style:style style:name="P133" style:family="paragraph" style:parent-style-name="normal" style:list-style-name="L2">
      <style:text-properties style:text-position="0% 100%" style:font-name="Ariel" fo:font-size="12pt" fo:font-style="normal" officeooo:rsid="0090ddcd" officeooo:paragraph-rsid="0090ddcd" style:font-size-asian="12pt" style:font-style-asian="normal" style:font-size-complex="12pt" style:font-style-complex="normal"/>
    </style:style>
    <style:style style:name="P134" style:family="paragraph" style:parent-style-name="normal" style:list-style-name="L2">
      <style:text-properties style:text-position="super 58%" style:font-name="Ariel" fo:font-style="italic" officeooo:rsid="007fa6f9" officeooo:paragraph-rsid="007fa6f9" style:font-style-asian="italic" style:font-style-complex="italic"/>
    </style:style>
    <style:style style:name="P135" style:family="paragraph" style:parent-style-name="normal">
      <style:text-properties fo:font-variant="normal" fo:text-transform="none" fo:color="#000000" style:text-position="0% 100%" style:font-name="Ariel" fo:font-size="12pt" fo:letter-spacing="normal" fo:font-style="normal" fo:font-weight="normal" officeooo:rsid="00911995" officeooo:paragraph-rsid="008fe959" style:font-size-asian="12pt" style:font-style-asian="normal" style:font-size-complex="12pt" style:font-style-complex="normal"/>
    </style:style>
    <style:style style:name="P136" style:family="paragraph" style:parent-style-name="normal">
      <style:text-properties fo:font-variant="normal" fo:text-transform="none" fo:color="#000000" style:text-position="0% 100%" style:font-name="Ariel" fo:font-size="10.5pt" fo:letter-spacing="normal" fo:font-style="normal" fo:font-weight="normal" officeooo:rsid="00911995" officeooo:paragraph-rsid="00911995" style:font-style-asian="normal" style:font-style-complex="normal"/>
    </style:style>
    <style:style style:name="T1" style:family="text">
      <style:text-properties style:font-name="Arial" fo:font-size="12pt" officeooo:rsid="001cbef8" style:font-size-asian="12pt" style:font-weight-asian="normal" style:font-size-complex="12pt" style:font-weight-complex="normal"/>
    </style:style>
    <style:style style:name="T2" style:family="text">
      <style:text-properties style:font-name="Arial" fo:font-size="12pt" officeooo:rsid="001978b3" style:font-size-asian="12pt" style:font-weight-asian="normal" style:font-size-complex="12pt" style:font-weight-complex="normal"/>
    </style:style>
    <style:style style:name="T3" style:family="text">
      <style:text-properties style:font-name="Arial" fo:font-size="12pt" fo:font-weight="normal" officeooo:rsid="001cbef8" style:font-size-asian="12pt" style:font-weight-asian="normal" style:font-size-complex="12pt" style:font-weight-complex="normal"/>
    </style:style>
    <style:style style:name="T4" style:family="text">
      <style:text-properties style:font-name="Arial" fo:font-size="12pt" fo:font-weight="normal" officeooo:rsid="001978b3" style:font-size-asian="12pt" style:font-weight-asian="normal" style:font-size-complex="12pt" style:font-weight-complex="normal"/>
    </style:style>
    <style:style style:name="T5" style:family="text">
      <style:text-properties style:font-name="Arial" fo:font-size="12pt" fo:font-weight="normal" style:font-name-asian="Times New Roman1" style:font-size-asian="12pt" style:font-weight-asian="normal" style:font-name-complex="Times New Roman1" style:font-size-complex="12pt" style:font-weight-complex="normal"/>
    </style:style>
    <style:style style:name="T6" style:family="text">
      <style:text-properties style:font-name="Arial" fo:font-size="12pt" fo:font-weight="normal" officeooo:rsid="001f5d63" style:font-name-asian="Times New Roman1" style:font-size-asian="12pt" style:font-weight-asian="normal" style:font-name-complex="Times New Roman1" style:font-size-complex="12pt" style:font-weight-complex="normal"/>
    </style:style>
    <style:style style:name="T7" style:family="text">
      <style:text-properties style:font-name="Arial" fo:font-size="12pt" fo:font-weight="normal" officeooo:rsid="002179da" style:font-name-asian="Times New Roman1" style:font-size-asian="12pt" style:font-weight-asian="normal" style:font-name-complex="Times New Roman1" style:font-size-complex="12pt" style:font-weight-complex="normal"/>
    </style:style>
    <style:style style:name="T8" style:family="text">
      <style:text-properties style:font-name="Arial" fo:font-size="12pt" fo:font-weight="normal" officeooo:rsid="00290d9e" style:font-name-asian="Times New Roman1" style:font-size-asian="12pt" style:font-weight-asian="normal" style:font-name-complex="Times New Roman1" style:font-size-complex="12pt" style:font-weight-complex="normal"/>
    </style:style>
    <style:style style:name="T9" style:family="text">
      <style:text-properties style:font-name="Arial" fo:font-size="12pt" fo:font-weight="normal" officeooo:rsid="0031e23e" style:font-name-asian="Times New Roman1" style:font-size-asian="12pt" style:font-weight-asian="normal" style:font-name-complex="Times New Roman1" style:font-size-complex="12pt" style:font-weight-complex="normal"/>
    </style:style>
    <style:style style:name="T10" style:family="text">
      <style:text-properties style:font-name="Arial" fo:font-size="12pt" fo:font-weight="normal" officeooo:rsid="00383d00" style:font-name-asian="Times New Roman1" style:font-size-asian="12pt" style:font-weight-asian="normal" style:font-name-complex="Times New Roman1" style:font-size-complex="12pt" style:font-weight-complex="normal"/>
    </style:style>
    <style:style style:name="T11" style:family="text">
      <style:text-properties style:font-name="Arial" fo:font-size="12pt" fo:font-weight="normal" officeooo:rsid="00387111" style:font-name-asian="Times New Roman1" style:font-size-asian="12pt" style:font-weight-asian="normal" style:font-name-complex="Times New Roman1" style:font-size-complex="12pt" style:font-weight-complex="normal"/>
    </style:style>
    <style:style style:name="T12" style:family="text">
      <style:text-properties style:font-name="Arial" fo:font-size="12pt" fo:font-weight="normal" officeooo:rsid="003ccfeb" style:font-name-asian="Times New Roman1" style:font-size-asian="12pt" style:font-weight-asian="normal" style:font-name-complex="Times New Roman1" style:font-size-complex="12pt" style:font-weight-complex="normal"/>
    </style:style>
    <style:style style:name="T13" style:family="text">
      <style:text-properties style:font-name="Arial" fo:font-size="12pt" fo:font-weight="normal" officeooo:rsid="00414ff0" style:font-name-asian="Times New Roman1" style:font-size-asian="12pt" style:font-weight-asian="normal" style:font-name-complex="Times New Roman1" style:font-size-complex="12pt" style:font-weight-complex="normal"/>
    </style:style>
    <style:style style:name="T14" style:family="text">
      <style:text-properties style:font-name="Arial" fo:font-size="12pt" fo:font-weight="normal" officeooo:rsid="00464ec4" style:font-name-asian="Times New Roman1" style:font-size-asian="12pt" style:font-weight-asian="normal" style:font-name-complex="Times New Roman1" style:font-size-complex="12pt" style:font-weight-complex="normal"/>
    </style:style>
    <style:style style:name="T15" style:family="text">
      <style:text-properties style:font-name="Arial" fo:font-size="12pt" fo:font-weight="normal" officeooo:rsid="0046713d" style:font-name-asian="Times New Roman1" style:font-size-asian="12pt" style:font-weight-asian="normal" style:font-name-complex="Times New Roman1" style:font-size-complex="12pt" style:font-weight-complex="normal"/>
    </style:style>
    <style:style style:name="T16" style:family="text">
      <style:text-properties style:font-name="Arial" fo:font-size="12pt" fo:font-weight="normal" officeooo:rsid="005b4820" style:font-name-asian="Times New Roman1" style:font-size-asian="12pt" style:font-weight-asian="normal" style:font-name-complex="Times New Roman1" style:font-size-complex="12pt" style:font-weight-complex="normal"/>
    </style:style>
    <style:style style:name="T17" style:family="text">
      <style:text-properties style:font-name="Arial" fo:font-size="12pt" fo:font-weight="normal" officeooo:rsid="00643045" style:font-name-asian="Times New Roman1" style:font-size-asian="12pt" style:font-weight-asian="normal" style:font-name-complex="Times New Roman1" style:font-size-complex="12pt" style:font-weight-complex="normal"/>
    </style:style>
    <style:style style:name="T18" style:family="text">
      <style:text-properties style:font-name-asian="Times New Roman1" style:font-name-complex="Times New Roman1"/>
    </style:style>
    <style:style style:name="T19" style:family="text">
      <style:text-properties officeooo:rsid="001b460a" style:font-name-asian="Times New Roman1" style:font-name-complex="Times New Roman1"/>
    </style:style>
    <style:style style:name="T20" style:family="text">
      <style:text-properties fo:font-variant="normal" fo:text-transform="none" fo:color="#000000" style:font-name="Arial" fo:font-size="12pt" fo:letter-spacing="normal" fo:font-style="normal" style:font-size-asian="12pt" style:font-size-complex="12pt"/>
    </style:style>
    <style:style style:name="T21" style:family="text">
      <style:text-properties fo:font-variant="normal" fo:text-transform="none" fo:color="#000000" style:font-name="Arial" fo:font-size="12pt" fo:letter-spacing="normal" fo:font-style="normal" officeooo:rsid="001978b3" style:font-size-asian="12pt" style:font-size-complex="12pt"/>
    </style:style>
    <style:style style:name="T22" style:family="text">
      <style:text-properties fo:font-variant="normal" fo:text-transform="none" fo:color="#000000" style:font-name="Helvetica Neue" fo:font-size="10.5pt" fo:letter-spacing="normal" fo:font-style="normal" fo:font-weight="normal"/>
    </style:style>
    <style:style style:name="T23" style:family="text">
      <style:text-properties fo:font-variant="normal" fo:text-transform="none" fo:color="#000000" style:font-name="Helvetica Neue" fo:font-size="10.5pt" fo:letter-spacing="normal" fo:font-style="normal" fo:font-weight="normal" officeooo:rsid="0083fe4c"/>
    </style:style>
    <style:style style:name="T24" style:family="text">
      <style:text-properties fo:font-variant="normal" fo:text-transform="none" fo:color="#000000" style:font-name="Helvetica Neue" fo:font-size="10.5pt" fo:letter-spacing="normal" fo:font-style="normal" fo:font-weight="normal" officeooo:rsid="0085daff"/>
    </style:style>
    <style:style style:name="T25" style:family="text">
      <style:text-properties fo:font-variant="normal" fo:text-transform="none" fo:color="#000000" style:font-name="Helvetica Neue" fo:font-size="10.5pt" fo:letter-spacing="normal" fo:font-style="normal" fo:font-weight="normal" style:font-weight-asian="bold" style:font-weight-complex="bold"/>
    </style:style>
    <style:style style:name="T26" style:family="text">
      <style:text-properties fo:font-variant="normal" fo:text-transform="none" fo:color="#000000" style:font-name="Helvetica Neue" fo:font-size="10.5pt" fo:letter-spacing="normal" fo:font-style="normal" fo:font-weight="normal" officeooo:rsid="0096f6d5" style:font-weight-asian="bold" style:font-weight-complex="bold"/>
    </style:style>
    <style:style style:name="T27" style:family="text">
      <style:text-properties fo:font-variant="normal" fo:text-transform="none" fo:color="#000000" style:font-name="Helvetica Neue" fo:font-size="10.5pt" fo:letter-spacing="normal" fo:font-style="normal" fo:font-weight="normal" officeooo:rsid="009978f8"/>
    </style:style>
    <style:style style:name="T28" style:family="text">
      <style:text-properties fo:font-variant="normal" fo:text-transform="none" fo:color="#000000" style:font-name="Helvetica Neue" fo:font-size="10.5pt" fo:letter-spacing="normal" fo:font-style="normal" fo:font-weight="normal" officeooo:rsid="009978f8" style:font-style-asian="normal" style:font-style-complex="normal"/>
    </style:style>
    <style:style style:name="T29" style:family="text">
      <style:text-properties fo:font-variant="normal" fo:text-transform="none" fo:color="#000000" style:font-name="Helvetica Neue" fo:font-size="10.5pt" fo:letter-spacing="normal" fo:font-style="normal" fo:font-weight="normal" officeooo:rsid="0096f6d5" style:font-weight-asian="normal" style:font-weight-complex="normal"/>
    </style:style>
    <style:style style:name="T30" style:family="text">
      <style:text-properties fo:font-variant="normal" fo:text-transform="none" fo:color="#000000" style:font-name="Helvetica Neue" fo:font-size="10.5pt" fo:letter-spacing="normal" fo:font-style="normal" fo:font-weight="normal" officeooo:rsid="009baf71" style:font-weight-asian="normal" style:font-weight-complex="normal"/>
    </style:style>
    <style:style style:name="T31" style:family="text">
      <style:text-properties fo:font-variant="normal" fo:text-transform="none" fo:color="#000000" style:font-name="Helvetica Neue" fo:font-size="10.5pt" fo:letter-spacing="normal" fo:font-style="normal" fo:font-weight="normal" officeooo:rsid="009ca8bc" style:font-weight-asian="normal" style:font-weight-complex="normal"/>
    </style:style>
    <style:style style:name="T32" style:family="text">
      <style:text-properties fo:font-variant="normal" fo:text-transform="none" fo:color="#000000" style:font-name="Helvetica Neue" fo:font-size="10.5pt" fo:letter-spacing="normal" fo:font-style="normal" fo:font-weight="bold" officeooo:rsid="0096f6d5" style:font-weight-asian="bold" style:font-weight-complex="bold"/>
    </style:style>
    <style:style style:name="T33" style:family="text">
      <style:text-properties fo:font-variant="normal" fo:text-transform="none" fo:color="#000000" style:font-name="Helvetica Neue" fo:font-size="10.5pt" fo:letter-spacing="normal" fo:font-style="normal" fo:font-weight="bold" officeooo:rsid="009baf71" style:font-weight-asian="bold" style:font-weight-complex="bold"/>
    </style:style>
    <style:style style:name="T34" style:family="text">
      <style:text-properties fo:font-variant="normal" fo:text-transform="none" fo:color="#000000" style:font-name="Helvetica Neue" fo:font-size="10.5pt" fo:letter-spacing="normal" fo:font-style="normal" officeooo:rsid="0096f6d5"/>
    </style:style>
    <style:style style:name="T35" style:family="text">
      <style:text-properties fo:font-variant="normal" fo:text-transform="none" fo:color="#000000" style:font-name="Helvetica Neue" fo:font-size="10.5pt" fo:letter-spacing="normal" fo:font-style="italic" fo:font-weight="normal" officeooo:rsid="009978f8" style:font-style-asian="italic" style:font-style-complex="italic"/>
    </style:style>
    <style:style style:name="T36" style:family="text">
      <style:text-properties fo:font-variant="normal" fo:text-transform="none" fo:color="#000000" style:font-name="Ariel" fo:font-size="12pt" fo:letter-spacing="normal" fo:font-style="normal" fo:font-weight="normal" style:font-size-asian="12pt" style:font-size-complex="12pt"/>
    </style:style>
    <style:style style:name="T37" style:family="text">
      <style:text-properties fo:font-variant="normal" fo:text-transform="none" fo:color="#000000" style:font-name="Ariel" fo:font-size="12pt" fo:letter-spacing="normal" fo:font-style="italic" fo:font-weight="normal" style:font-size-asian="12pt" style:font-style-asian="italic" style:font-size-complex="12pt" style:font-style-complex="italic"/>
    </style:style>
    <style:style style:name="T38" style:family="text">
      <style:text-properties fo:font-variant="normal" fo:text-transform="none" fo:color="#000000" style:text-position="0% 100%" style:font-name="Ariel" fo:font-size="10.5pt" fo:letter-spacing="normal" fo:font-style="normal" fo:font-weight="normal" officeooo:rsid="007fa6f9" style:font-style-asian="normal" style:font-style-complex="normal"/>
    </style:style>
    <style:style style:name="T39" style:family="text">
      <style:text-properties fo:font-variant="normal" fo:text-transform="none" fo:color="#000000" style:text-position="0% 100%" style:font-name="Ariel" fo:font-size="10.5pt" fo:letter-spacing="normal" fo:font-style="italic" fo:font-weight="normal" officeooo:rsid="007fa6f9" style:font-style-asian="italic" style:font-style-complex="italic"/>
    </style:style>
    <style:style style:name="T40" style:family="text">
      <style:text-properties fo:font-variant="normal" fo:text-transform="none" fo:color="#000000" style:text-position="0% 100%" fo:letter-spacing="normal" fo:font-style="normal" fo:font-weight="normal" style:font-style-asian="normal" style:font-style-complex="normal"/>
    </style:style>
    <style:style style:name="T41" style:family="text">
      <style:text-properties fo:font-variant="normal" fo:text-transform="none" fo:color="#000000" style:text-position="0% 100%" fo:letter-spacing="normal" fo:font-style="normal" fo:font-weight="normal" officeooo:rsid="007fa6f9" style:font-style-asian="normal" style:font-style-complex="normal"/>
    </style:style>
    <style:style style:name="T42" style:family="text">
      <style:text-properties fo:font-variant="normal" fo:text-transform="none" fo:color="#000000" style:text-position="0% 100%" fo:letter-spacing="normal" fo:font-style="normal" fo:font-weight="normal" officeooo:rsid="00911995" style:font-style-asian="normal" style:font-style-complex="normal"/>
    </style:style>
    <style:style style:name="T43" style:family="text">
      <style:text-properties fo:font-variant="normal" fo:text-transform="none" fo:color="#000000" style:text-position="0% 100%" fo:letter-spacing="normal" fo:font-style="italic" fo:font-weight="normal" style:font-style-asian="italic" style:font-style-complex="italic"/>
    </style:style>
    <style:style style:name="T44" style:family="text">
      <style:text-properties fo:font-variant="normal" fo:text-transform="none" fo:color="#000000" style:text-position="0% 100%" fo:letter-spacing="normal" fo:font-style="italic" fo:font-weight="normal" officeooo:rsid="007fa6f9" style:font-style-asian="italic" style:font-style-complex="italic"/>
    </style:style>
    <style:style style:name="T45" style:family="text">
      <style:text-properties fo:font-variant="normal" fo:text-transform="none" fo:color="#000000" style:text-position="super 58%" style:font-name="Ariel" fo:font-size="10.5pt" fo:letter-spacing="normal" fo:font-style="italic" fo:font-weight="normal" officeooo:rsid="007fa6f9" style:font-style-asian="italic" style:font-style-complex="italic"/>
    </style:style>
    <style:style style:name="T46" style:family="text">
      <style:text-properties fo:font-variant="normal" fo:text-transform="none" fo:color="#000000" style:text-position="sub 58%" fo:letter-spacing="normal" fo:font-style="normal" fo:font-weight="normal" style:font-style-asian="normal" style:font-style-complex="normal"/>
    </style:style>
    <style:style style:name="T47" style:family="text">
      <style:text-properties fo:font-variant="normal" fo:text-transform="none" fo:color="#000000" fo:font-size="10.5pt" fo:letter-spacing="normal" fo:font-style="italic" officeooo:rsid="00911995" style:font-style-asian="italic" style:font-style-complex="italic"/>
    </style:style>
    <style:style style:name="T48" style:family="text">
      <style:text-properties fo:font-variant="normal" fo:text-transform="none" fo:color="#000000" fo:font-size="10.5pt" fo:letter-spacing="normal" officeooo:rsid="009267cf"/>
    </style:style>
    <style:style style:name="T49" style:family="text">
      <style:text-properties fo:font-variant="normal" fo:text-transform="none" fo:color="#000000" fo:letter-spacing="normal" fo:font-weight="bold" style:font-weight-asian="bold" style:font-weight-complex="bold"/>
    </style:style>
    <style:style style:name="T50" style:family="text">
      <style:text-properties officeooo:rsid="001cbef8" style:font-size-asian="12pt" style:font-weight-asian="normal" style:font-size-complex="12pt" style:font-weight-complex="normal"/>
    </style:style>
    <style:style style:name="T51" style:family="text">
      <style:text-properties officeooo:rsid="002179da"/>
    </style:style>
    <style:style style:name="T52" style:family="text">
      <style:text-properties officeooo:rsid="00230352"/>
    </style:style>
    <style:style style:name="T53" style:family="text">
      <style:text-properties officeooo:rsid="0023ab62"/>
    </style:style>
    <style:style style:name="T54" style:family="text">
      <style:text-properties officeooo:rsid="00240690"/>
    </style:style>
    <style:style style:name="T55" style:family="text">
      <style:text-properties officeooo:rsid="00290d9e"/>
    </style:style>
    <style:style style:name="T56" style:family="text">
      <style:text-properties officeooo:rsid="002fe707"/>
    </style:style>
    <style:style style:name="T57" style:family="text">
      <style:text-properties officeooo:rsid="0031e23e"/>
    </style:style>
    <style:style style:name="T58" style:family="text">
      <style:text-properties style:text-position="sub 58%"/>
    </style:style>
    <style:style style:name="T59" style:family="text">
      <style:text-properties style:text-position="sub 58%" officeooo:rsid="0031e23e"/>
    </style:style>
    <style:style style:name="T60" style:family="text">
      <style:text-properties style:text-position="sub 58%" style:font-name="Arial" fo:font-size="12pt" fo:font-weight="normal" officeooo:rsid="0031e23e" style:font-name-asian="Times New Roman1" style:font-size-asian="12pt" style:font-weight-asian="normal" style:font-name-complex="Times New Roman1" style:font-size-complex="12pt" style:font-weight-complex="normal"/>
    </style:style>
    <style:style style:name="T61" style:family="text">
      <style:text-properties style:text-position="sub 58%" fo:font-style="italic" officeooo:rsid="00722b04" style:font-style-asian="italic" style:font-style-complex="italic"/>
    </style:style>
    <style:style style:name="T62" style:family="text">
      <style:text-properties style:text-position="sub 58%" officeooo:rsid="00750bc9"/>
    </style:style>
    <style:style style:name="T63" style:family="text">
      <style:text-properties style:text-position="sub 58%" officeooo:rsid="0075ffb2"/>
    </style:style>
    <style:style style:name="T64" style:family="text">
      <style:text-properties style:text-position="sub 58%" officeooo:rsid="008f8bb0"/>
    </style:style>
    <style:style style:name="T65" style:family="text">
      <style:text-properties style:text-position="sub 58%" officeooo:rsid="009267cf"/>
    </style:style>
    <style:style style:name="T66" style:family="text">
      <style:text-properties style:text-position="0% 100%"/>
    </style:style>
    <style:style style:name="T67" style:family="text">
      <style:text-properties style:text-position="0% 100%" officeooo:rsid="0031e23e"/>
    </style:style>
    <style:style style:name="T68" style:family="text">
      <style:text-properties style:text-position="0% 100%" style:font-name="Arial" fo:font-size="12pt" fo:font-weight="normal" officeooo:rsid="0031e23e" style:font-name-asian="Times New Roman1" style:font-size-asian="12pt" style:font-weight-asian="normal" style:font-name-complex="Times New Roman1" style:font-size-complex="12pt" style:font-weight-complex="normal"/>
    </style:style>
    <style:style style:name="T69" style:family="text">
      <style:text-properties style:text-position="0% 100%" style:font-name="Arial" fo:font-size="12pt" fo:font-weight="normal" officeooo:rsid="00367dd4" style:font-name-asian="Times New Roman1" style:font-size-asian="12pt" style:font-weight-asian="normal" style:font-name-complex="Times New Roman1" style:font-size-complex="12pt" style:font-weight-complex="normal"/>
    </style:style>
    <style:style style:name="T70" style:family="text">
      <style:text-properties style:text-position="0% 100%" style:font-name="Arial" fo:font-size="12pt" fo:font-weight="normal" officeooo:rsid="0065cd7b" style:font-name-asian="Times New Roman1" style:font-size-asian="12pt" style:font-weight-asian="normal" style:font-name-complex="Times New Roman1" style:font-size-complex="12pt" style:font-weight-complex="normal"/>
    </style:style>
    <style:style style:name="T71" style:family="text">
      <style:text-properties style:text-position="0% 100%" officeooo:rsid="00355d51"/>
    </style:style>
    <style:style style:name="T72" style:family="text">
      <style:text-properties style:text-position="0% 100%" officeooo:rsid="00367dd4"/>
    </style:style>
    <style:style style:name="T73" style:family="text">
      <style:text-properties style:text-position="0% 100%" officeooo:rsid="005a0e3d"/>
    </style:style>
    <style:style style:name="T74" style:family="text">
      <style:text-properties style:text-position="0% 100%" fo:font-style="italic" style:font-style-asian="italic" style:font-style-complex="italic"/>
    </style:style>
    <style:style style:name="T75" style:family="text">
      <style:text-properties style:text-position="0% 100%" fo:font-style="italic" officeooo:rsid="00722b04" style:font-style-asian="italic" style:font-style-complex="italic"/>
    </style:style>
    <style:style style:name="T76" style:family="text">
      <style:text-properties style:text-position="0% 100%" fo:font-style="italic" officeooo:rsid="007fa6f9" style:font-style-asian="italic" style:font-style-complex="italic"/>
    </style:style>
    <style:style style:name="T77" style:family="text">
      <style:text-properties style:text-position="0% 100%" fo:font-style="italic" officeooo:rsid="0085daff" style:font-style-asian="italic" style:font-style-complex="italic"/>
    </style:style>
    <style:style style:name="T78" style:family="text">
      <style:text-properties style:text-position="0% 100%" fo:font-style="italic" officeooo:rsid="00911995" style:font-style-asian="italic" style:font-style-complex="italic"/>
    </style:style>
    <style:style style:name="T79" style:family="text">
      <style:text-properties style:text-position="0% 100%" fo:font-style="italic" fo:font-weight="normal" style:font-style-asian="italic" style:font-weight-asian="normal" style:font-style-complex="italic" style:font-weight-complex="normal"/>
    </style:style>
    <style:style style:name="T80" style:family="text">
      <style:text-properties style:text-position="0% 100%" fo:font-style="italic" fo:font-weight="normal" officeooo:rsid="007f2a4d" style:font-style-asian="italic" style:font-weight-asian="normal" style:font-style-complex="italic" style:font-weight-complex="normal"/>
    </style:style>
    <style:style style:name="T81" style:family="text">
      <style:text-properties style:text-position="0% 100%" fo:font-style="normal" officeooo:rsid="00722b04" style:font-style-asian="normal" style:font-style-complex="normal"/>
    </style:style>
    <style:style style:name="T82" style:family="text">
      <style:text-properties style:text-position="0% 100%" officeooo:rsid="00750bc9"/>
    </style:style>
    <style:style style:name="T83" style:family="text">
      <style:text-properties style:text-position="0% 100%" style:font-name="Ariel" fo:font-style="italic" officeooo:rsid="007fa6f9" style:font-style-asian="italic" style:font-style-complex="italic"/>
    </style:style>
    <style:style style:name="T84" style:family="text">
      <style:text-properties style:text-position="0% 100%" style:font-name="Ariel" fo:font-style="normal" officeooo:rsid="007fa6f9" style:font-style-asian="normal" style:font-style-complex="normal"/>
    </style:style>
    <style:style style:name="T85" style:family="text">
      <style:text-properties style:text-position="0% 100%" style:font-name="Ariel" fo:font-style="normal" officeooo:rsid="00818233" style:font-style-asian="normal" style:font-style-complex="normal"/>
    </style:style>
    <style:style style:name="T86" style:family="text">
      <style:text-properties style:text-position="0% 100%" officeooo:rsid="0085daff"/>
    </style:style>
    <style:style style:name="T87" style:family="text">
      <style:text-properties style:text-position="0% 100%" style:font-name="Liberation Serif" fo:font-style="normal" fo:font-weight="normal" style:font-name-asian="Noto Serif CJK SC" style:font-style-asian="normal" style:font-weight-asian="normal" style:font-name-complex="Lohit Devanagari" style:font-style-complex="normal" style:font-weight-complex="normal"/>
    </style:style>
    <style:style style:name="T88" style:family="text">
      <style:text-properties style:text-position="0% 100%" style:font-name="Times new roman" fo:font-size="12pt" fo:font-style="normal" fo:font-weight="normal" style:font-name-asian="Noto Serif CJK SC" style:font-size-asian="10.5pt" style:font-style-asian="normal" style:font-weight-asian="normal" style:font-name-complex="Lohit Devanagari" style:font-size-complex="12pt" style:font-style-complex="normal" style:font-weight-complex="normal"/>
    </style:style>
    <style:style style:name="T89" style:family="text">
      <style:text-properties style:text-position="0% 100%" officeooo:rsid="0090ddcd"/>
    </style:style>
    <style:style style:name="T90" style:family="text">
      <style:text-properties style:text-position="0% 100%" officeooo:rsid="00911995"/>
    </style:style>
    <style:style style:name="T91" style:family="text">
      <style:text-properties style:text-position="super 58%" style:font-name="Arial" fo:font-size="12pt" fo:font-weight="normal" officeooo:rsid="003ccfeb" style:font-name-asian="Times New Roman1" style:font-size-asian="12pt" style:font-weight-asian="normal" style:font-name-complex="Times New Roman1" style:font-size-complex="12pt" style:font-weight-complex="normal"/>
    </style:style>
    <style:style style:name="T92" style:family="text">
      <style:text-properties style:text-position="super 58%" officeooo:rsid="00722b04"/>
    </style:style>
    <style:style style:name="T93" style:family="text">
      <style:text-properties style:text-position="super 58%" fo:font-style="italic" style:font-style-asian="italic" style:font-style-complex="italic"/>
    </style:style>
    <style:style style:name="T94" style:family="text">
      <style:text-properties style:text-position="super 58%" fo:font-style="italic" fo:font-weight="normal" officeooo:rsid="007f2a4d" style:font-style-asian="italic" style:font-weight-asian="normal" style:font-style-complex="italic" style:font-weight-complex="normal"/>
    </style:style>
    <style:style style:name="T95" style:family="text">
      <style:text-properties style:text-position="super 58%" style:font-name="Ariel" fo:font-style="italic" officeooo:rsid="007fa6f9" style:font-style-asian="italic" style:font-style-complex="italic"/>
    </style:style>
    <style:style style:name="T96" style:family="text">
      <style:text-properties style:text-position="super 58%" style:font-name="Liberation Serif1" style:font-name-asian="Liberation Serif1" style:font-name-complex="Liberation Serif1"/>
    </style:style>
    <style:style style:name="T97" style:family="text">
      <style:text-properties style:text-position="super 58%" style:font-name="Liberation Serif" style:font-name-asian="Noto Serif CJK SC" style:font-name-complex="Lohit Devanagari"/>
    </style:style>
    <style:style style:name="T98" style:family="text">
      <style:text-properties fo:font-weight="normal" officeooo:rsid="00686f17" style:font-weight-asian="normal" style:font-weight-complex="normal"/>
    </style:style>
    <style:style style:name="T99" style:family="text">
      <style:text-properties fo:font-weight="normal" officeooo:rsid="0069b959" style:font-weight-asian="normal" style:font-weight-complex="normal"/>
    </style:style>
    <style:style style:name="T100" style:family="text">
      <style:text-properties fo:font-weight="normal" officeooo:rsid="006a4931" style:font-weight-asian="normal" style:font-weight-complex="normal"/>
    </style:style>
    <style:style style:name="T101" style:family="text">
      <style:text-properties fo:font-weight="normal" officeooo:rsid="006b8632" style:font-weight-asian="normal" style:font-weight-complex="normal"/>
    </style:style>
    <style:style style:name="T102" style:family="text">
      <style:text-properties fo:font-weight="normal" officeooo:rsid="006bdc71" style:font-weight-asian="normal" style:font-weight-complex="normal"/>
    </style:style>
    <style:style style:name="T103" style:family="text">
      <style:text-properties fo:font-weight="normal" officeooo:rsid="006dd15f" style:font-weight-asian="normal" style:font-weight-complex="normal"/>
    </style:style>
    <style:style style:name="T104" style:family="text">
      <style:text-properties fo:font-weight="normal" officeooo:rsid="00818233" style:font-weight-asian="normal" style:font-weight-complex="normal"/>
    </style:style>
    <style:style style:name="T105" style:family="text">
      <style:text-properties officeooo:rsid="00722b04"/>
    </style:style>
    <style:style style:name="T106" style:family="text">
      <style:text-properties style:font-name="Liberation Serif1" fo:font-style="italic" officeooo:rsid="00722b04" style:font-style-asian="italic" style:font-style-complex="italic"/>
    </style:style>
    <style:style style:name="T107" style:family="text">
      <style:text-properties style:font-name="Liberation Serif" fo:font-style="italic" officeooo:rsid="00722b04"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officeooo:rsid="00956285" style:font-style-asian="italic" style:font-style-complex="italic"/>
    </style:style>
    <style:style style:name="T110" style:family="text">
      <style:text-properties fo:font-style="italic" fo:font-weight="normal" officeooo:rsid="00750bc9" style:font-style-asian="italic" style:font-weight-asian="normal" style:font-style-complex="italic" style:font-weight-complex="normal"/>
    </style:style>
    <style:style style:name="T111" style:family="text">
      <style:text-properties fo:font-style="normal" style:font-style-asian="normal" style:font-style-complex="normal"/>
    </style:style>
    <style:style style:name="T112" style:family="text">
      <style:text-properties fo:font-style="normal" officeooo:rsid="0076eb4b" style:font-style-asian="normal" style:font-style-complex="normal"/>
    </style:style>
    <style:style style:name="T113" style:family="text">
      <style:text-properties style:font-name="Ariel" fo:font-size="11pt" officeooo:rsid="007adcb2" style:font-size-asian="11pt" style:font-size-complex="11pt"/>
    </style:style>
    <style:style style:name="T114" style:family="text">
      <style:text-properties style:font-name="Ariel" fo:font-size="12pt" style:font-size-asian="12pt" style:font-size-complex="12pt"/>
    </style:style>
    <style:style style:name="T115" style:family="text">
      <style:text-properties style:font-name="Ariel" fo:font-size="12pt" officeooo:rsid="007adcb2" style:font-size-asian="12pt" style:font-size-complex="12pt"/>
    </style:style>
    <style:style style:name="T116" style:family="text">
      <style:text-properties style:font-name="Ariel" fo:font-size="12pt" officeooo:rsid="007bbded" style:font-size-asian="12pt" style:font-size-complex="12pt"/>
    </style:style>
    <style:style style:name="T117" style:family="text">
      <style:text-properties style:font-name="Ariel" fo:font-size="12pt" officeooo:rsid="00818233" style:font-size-asian="12pt" style:font-size-complex="12pt"/>
    </style:style>
    <style:style style:name="T118" style:family="text">
      <style:text-properties style:font-name="Ariel" fo:font-size="12pt" officeooo:rsid="008e1d05" style:font-size-asian="12pt" style:font-size-complex="12pt"/>
    </style:style>
    <style:style style:name="T119" style:family="text">
      <style:text-properties style:font-name="Ariel" fo:font-size="12pt" officeooo:rsid="00939e97" style:font-size-asian="12pt" style:font-size-complex="12pt"/>
    </style:style>
    <style:style style:name="T120" style:family="text">
      <style:text-properties officeooo:rsid="007adcb2"/>
    </style:style>
    <style:style style:name="T121" style:family="text">
      <style:text-properties officeooo:rsid="007da065"/>
    </style:style>
    <style:style style:name="T122" style:family="text">
      <style:text-properties fo:font-weight="bold" style:font-weight-asian="bold" style:font-weight-complex="bold"/>
    </style:style>
    <style:style style:name="T123" style:family="text">
      <style:text-properties fo:font-weight="bold" officeooo:rsid="007f2a4d" style:font-weight-asian="bold" style:font-weight-complex="bold"/>
    </style:style>
    <style:style style:name="T124" style:family="text">
      <style:text-properties fo:font-weight="bold" officeooo:rsid="007fa6f9" style:font-weight-asian="bold" style:font-weight-complex="bold"/>
    </style:style>
    <style:style style:name="T125" style:family="text">
      <style:text-properties fo:font-weight="bold" officeooo:rsid="0085daff" style:font-weight-asian="bold" style:font-weight-complex="bold"/>
    </style:style>
    <style:style style:name="T126" style:family="text">
      <style:text-properties fo:font-weight="bold" officeooo:rsid="0096f6d5" style:font-weight-asian="bold" style:font-weight-complex="bold"/>
    </style:style>
    <style:style style:name="T127" style:family="text">
      <style:text-properties fo:font-weight="bold" officeooo:rsid="00956285" style:font-weight-asian="bold" style:font-weight-complex="bold"/>
    </style:style>
    <style:style style:name="T128" style:family="text">
      <style:text-properties officeooo:rsid="007fa6f9"/>
    </style:style>
    <style:style style:name="T129" style:family="text">
      <style:text-properties officeooo:rsid="0083fe4c"/>
    </style:style>
    <style:style style:name="T130" style:family="text">
      <style:text-properties fo:color="#000000" style:font-name="Helvetica Neue" fo:font-size="10.5pt" fo:letter-spacing="normal" fo:font-style="italic" fo:font-weight="normal"/>
    </style:style>
    <style:style style:name="T131" style:family="text">
      <style:text-properties style:font-name="ariel" officeooo:rsid="0083fe4c"/>
    </style:style>
    <style:style style:name="T132" style:family="text">
      <style:text-properties style:font-name="ariel" officeooo:rsid="0085daff"/>
    </style:style>
    <style:style style:name="T133" style:family="text">
      <style:text-properties style:font-name="ariel" officeooo:rsid="0089af31"/>
    </style:style>
    <style:style style:name="T134" style:family="text">
      <style:text-properties officeooo:rsid="008e1d05"/>
    </style:style>
    <style:style style:name="T135" style:family="text">
      <style:text-properties officeooo:rsid="008f8bb0"/>
    </style:style>
    <style:style style:name="T136" style:family="text">
      <style:text-properties officeooo:rsid="00911995"/>
    </style:style>
    <style:style style:name="T137" style:family="text">
      <style:text-properties officeooo:rsid="009267cf"/>
    </style:style>
    <style:style style:name="T138" style:family="text">
      <style:text-properties officeooo:rsid="00951f91"/>
    </style:style>
    <style:style style:name="T139" style:family="text">
      <style:text-properties officeooo:rsid="00956285"/>
    </style:style>
    <style:style style:name="T140" style:family="text">
      <style:text-properties officeooo:rsid="0096f6d5"/>
    </style:style>
    <style:style style:name="T141" style:family="text">
      <style:text-properties style:font-name="inherit" fo:font-size="12pt"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MINIMAL COLOR SUM</text:p>
      <text:p text:style-name="P40"/>
      <text:p text:style-name="P23">Seminarski rad u okviru kursa<text:line-break/>Računarska inteligencija<text:line-break/>Matematički fakultet </text:p>
      <text:p text:style-name="P40"/>
      <text:p text:style-name="P43">Marija Papović, Luka Miletić</text:p>
      <text:p text:style-name="P41"/>
      <text:p text:style-name="P41"/>
      <text:p text:style-name="P24"/>
      <text:h text:style-name="P99" text:outline-level="1">Uvod</text:h>
      <text:p text:style-name="P44"/>
      <text:p text:style-name="P44"/>
      <text:p text:style-name="P44"/>
      <text:p text:style-name="normal"><text:span text:style-name="T50"><text:tab/></text:span><text:span text:style-name="T1">Bojenje grafova</text:span><text:span text:style-name="T2">(GCP)</text:span><text:span text:style-name="T1"> je jedan od najpoznatijih i najviše rešavanih NP-teških problema kombinatorne optimizacije i ima veliki praktičan značaj.<text:line-break/></text:span><text:bookmark text:name="tw-target-rmn"/><text:span text:style-name="T20">Problem </text:span><text:span text:style-name="T21">minimalne sume bojenja grafova </text:span><text:span text:style-name="T20">(MSCP) je NP-</text:span><text:span text:style-name="T21">težak</text:span><text:span text:style-name="T20"> problem izveden iz problema bojenja gra</text:span><text:span text:style-name="T21">fova,</text:span><text:span text:style-name="T3"> </text:span><text:span text:style-name="T4">a uveli su ga Kubicka and Schwenk još 1989.godine </text:span><text:span text:style-name="T3">.<text:line-break/> Primenjuje se kod problema rasporeda, upravljanja skladištem, alokacije frekvencija u mobilnoj mreži, alokacije registara u optimizaciji kompajlera. </text:span></text:p>
      <text:p text:style-name="P25"/>
      <text:p text:style-name="P1"><text:span text:style-name="T18">Zadatak ovog problema je pronaći pravilno bojenje čvorova grafa koristeći boje predstavljene prirodnim brojevima {1, 2, ...}, tako da zbir boja dodeljenih čvorovima bude minimalan, </text:span><text:span text:style-name="T19">a da nikoja dva susedna čvorova nisu obojena u istu boju.</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h text:style-name="Heading_20_1" text:outline-level="1">Opšti rad I opis algoritma</text:h>
      <text:p text:style-name="P21"/>
      <text:p text:style-name="Standard"><text:tab/><text:span text:style-name="T98">U našem radu koristili smo dva tipa rešavanja problema.<text:line-break/>Prvo rešenje jeste Brute-force algoritam, dok se drugi tip rešenja zasniva na metaheuristikama.<text:line-break/></text:span><text:span text:style-name="T99">Kod oba</text:span><text:span text:style-name="T98"> pristupa generišemo permutacije koje predstavljaju redosled bojenja čvorova datog grafa, zatim bojimo čvorove tim redosledom najmanjom dopustivom bojom (prvim slobodnim brojem koju nisu iskoristili njegovi susedni čvorovi), <text:s/>računamo sumu tog bojenja, a najbolje rešenje čuvamo u globalnoj promenjivoj.</text:span></text:p>
      <text:p text:style-name="P22"/>
      <text:h text:style-name="Heading_20_2" text:outline-level="2">Brute-force algoritam</text:h>
      <text:p text:style-name="P21"/>
      <text:p text:style-name="P50"><text:tab/><text:span text:style-name="T100">U ovom pristupu je potrebno za n čvorova generisati sve permutacije dužine n ( ima ih n! ).<text:line-break/></text:span><text:span text:style-name="T101">Prvi od njih odgovara generisanju varijacija bez ponavljanja, gde se na svaku od n pozicija mogu postaviti elementi od 0 do n-1.</text:span><text:span text:style-name="T100"><text:line-break/>Navedena funkcija redom popunjava elemente niza <text:s/>du</text:span><text:span text:style-name="T101">ž</text:span><text:span text:style-name="T100">ine n. Promenljiva i </text:span><text:span text:style-name="T101">č</text:span><text:span text:style-name="T100">uva indeks naredne pozicije u nizu <text:s/>koju treba popuniti. Kada njena vrednost dostigne n, ceo niz je popunjen i tada se ispisuje generisana permutacija. Na poziciju i treba postavljati jedan po jedan element skupa od 0 do <text:line-break/>n-1 koji nije ve</text:span><text:span text:style-name="T101">ć</text:span><text:span text:style-name="T100"> postavljen na neku od prethodnih pozicija u nizu. <text:line-break/>Pretraga tog dela niza zahteva linearno vreme i da <text:s/>se to ne bi radilo, tj. da bi se ubrzala procedura odr</text:span><text:span text:style-name="T101">ž</text:span><text:span text:style-name="T100">ava se i logi</text:span><text:span text:style-name="T101">č</text:span><text:span text:style-name="T100">ki niz upotrebljen koji </text:span><text:span text:style-name="T101">č</text:span><text:span text:style-name="T100">uva informacije o tome koji elementi ve</text:span><text:span text:style-name="T101">ć</text:span><text:span text:style-name="T100"> postoje na prethodnim pozicijima: u nizu upotrebljen, na poziciji k je vrednost 1 ako i samo ako je element k ve</text:span><text:span text:style-name="T101">ć</text:span><text:span text:style-name="T100"> postavljen u deo niza <text:s/>pre pozicije i (tako se u konstantnom vremenu mo</text:span><text:span text:style-name="T101">ž</text:span><text:span text:style-name="T100">e proveriti da li je neki element ve</text:span><text:span text:style-name="T101">ć </text:span><text:span text:style-name="T100">uklju</text:span><text:span text:style-name="T101">č</text:span><text:span text:style-name="T100">en u permutaciju). Prolazi se redom kroz sve kandidate (vrednosti od 0 do n-1), onaj koji nije ve</text:span><text:span text:style-name="T101">ć</text:span><text:span text:style-name="T100"> uklju</text:span><text:span text:style-name="T101">č</text:span><text:span text:style-name="T100">en u permutaciju postavlja se na mesto i, bele</text:span><text:span text:style-name="T101">ž</text:span><text:span text:style-name="T100">i se da je taj element upotrebljen i nastavlja se rekurzivno generisanje permutacije. Nakon toga, element se povla</text:span><text:span text:style-name="T101">či</text:span><text:span text:style-name="T100"> tako </text:span><text:span text:style-name="T101">š</text:span><text:span text:style-name="T100">to se zabele</text:span><text:span text:style-name="T101">ž</text:span><text:span text:style-name="T100">i da vi</text:span><text:span text:style-name="T101">š</text:span><text:span text:style-name="T100">e nije upotrebljen i prelazi se na narednog kandidat</text:span><text:span text:style-name="T101">a.</text:span><text:span text:style-name="T101"><text:note text:id="ftn1" text:note-class="footnote"><text:note-citation>1</text:note-citation><text:note-body><text:p text:style-name="P86">Iz knige ,,Programiranje 2”, Mladen Nikolić I Predrag Janjičić</text:p></text:note-body></text:note></text:span><text:span text:style-name="T101"><text:line-break/><text:line-break/></text:span><text:span text:style-name="T102">Kada generišemo permutaciju, bojimo je najmanjom bojom ( brojem ) dostupnim u nizu </text:span><text:span text:style-name="T110">dopustive_boje </text:span><text:span text:style-name="T102">, a ako je zbir datog bojenja bolji (manji) od globalnog najboljeg, tada ažuriramo najbolje rešenje I prelazimo na narednu permutaciju, sve dok ne ispitamo sve permutacije.<text:line-break/><text:line-break/></text:span><text:span text:style-name="T101"><text:line-break/></text:span><text:span text:style-name="T102">Kako je za ovaj algoritam potrebno ispitati sve permutacije, testiranje na vecim grafovima ( sa 1</text:span><text:span text:style-name="T104">2</text:span><text:span text:style-name="T102"> I više čvorova) zahteva jako puno vremena, pa ovaj algoritam radi dobro samo na grafovima manjih dimenzija </text:span><text:span text:style-name="T103">I garantuje nalaženje najboljeg rešenja jer ispituje sve moguće ispravne kombinacije bojenja grafa.</text:span></text:p>
      <text:p text:style-name="P50"><text:span text:style-name="T101"><text:line-break/></text:span><text:span text:style-name="T100"><text:line-break/></text:span></text:p>
      <text:p text:style-name="Standard"><text:tab/></text:p>
      <text:p text:style-name="Standard"><text:tab/></text:p>
      <text:p text:style-name="P21"><text:soft-page-break/><text:tab/></text:p>
      <text:h text:style-name="Heading_20_2" text:outline-level="2">Rešenja zasnovana na metaheuristikama</text:h>
      <text:p text:style-name="Standard"/>
      <text:p text:style-name="Standard"><text:tab/><text:span text:style-name="T105">Glavna stvar kod implementacija rešenja zasnovanih na metaheuristikama jeste funkcija cilja. </text:span></text:p>
      <text:p text:style-name="P88">Vrednost funkcije cilja za proizvoljno rešenje x ∈ X izračunava se na sledeći način: <text:line-break/><text:tab/>• Inicijalizuje se vektor x_boje dužine n, čiji su svi elementi nule (nula označava da čvoru još uvek nije dodeljena boja);<text:line-break/><text:tab/> • Za čvor v<text:span text:style-name="T63">i</text:span> koji je na redu za bojenje na osnovu zadatog vektora rešenja, određuje se vektor zauzete_boje, koji sadrži boje koje su već zauzete njegovim obojenim susedima; <text:line-break/><text:tab/>• Nakon određivanja vektora zauzete_boje, koji sadrži već zauzete boje, čvoru v<text:span text:style-name="T62">i</text:span><text:span text:style-name="T82"> </text:span><text:span text:style-name="T66"><text:s/></text:span>se dodeljuje boja jednaka min{q : q ∈ Z<text:span text:style-name="T92">+</text:span>, q <text:span text:style-name="T105">ne pripada vektoru</text:span><text:span text:style-name="T108"> zauzete_boje}; <text:line-break/><text:tab/>• </text:span><text:span text:style-name="T111">Ovaj postupak se ponavlja za sve čvorove </text:span><text:span text:style-name="T75">v</text:span><text:span text:style-name="T61">i</text:span><text:span text:style-name="T81"> grafa </text:span><text:span text:style-name="T108">G, sve dok se ne ažurira ceo vektor x_boje; <text:line-break/><text:tab/>• </text:span><text:span text:style-name="T111">Vrednost funkcije cilja za rešenje</text:span><text:span text:style-name="T108"> x </text:span><text:span text:style-name="T111">se dobija tako što se saberu svi elementi vektora</text:span><text:span text:style-name="T108"> x_boje, </text:span><text:span text:style-name="T112">tj</text:span><text:span text:style-name="T108">. f(x) = </text:span><text:span text:style-name="T106">Σ</text:span><text:span text:style-name="T107">x_boje(i);</text:span></text:p>
      <text:p text:style-name="P89"/>
      <text:p text:style-name="P90">Ideja potiče iz pohlepnog algoritma za bojenje čvorova grafa. Složenost izračunavanja funkcije cilja će najviše zavisiti od broja grana grafa koji se testira. To znači da će vreme izvršavanja za grafove sa jako velikim brojem grana biti znatno duže od grafova sa manjim brojem grana.</text:p>
      <text:p text:style-name="P91">Metode koje smo mi koristili:</text:p>
      <text:list xml:id="list1140804094" text:style-name="L1">
        <text:list-item>
          <text:p text:style-name="P105">Lokalna pretraga</text:p>
        </text:list-item>
        <text:list-item>
          <text:p text:style-name="P106">Simulirano kaljenje</text:p>
        </text:list-item>
        <text:list-item>
          <text:p text:style-name="P106">Metoda promenjivih okolina (VNS)</text:p>
        </text:list-item>
        <text:list-item>
          <text:p text:style-name="P105">Genetrski algoritam (turnirska selekcija)</text:p>
        </text:list-item>
        <text:list-item>
          <text:p text:style-name="P105">Genetski algoritam (ruletska selekcija)</text:p>
        </text:list-item>
        <text:list-item>
          <text:p text:style-name="P105">Hibridni algoritam</text:p>
        </text:list-item>
      </text:list>
      <text:p text:style-name="P90"/>
      <text:h text:style-name="P100" text:outline-level="3">Lokalna pretraga</text:h>
      <text:p text:style-name="P92"/>
      <text:p text:style-name="normal"><text:tab/><text:span text:style-name="T115">Lokalna pretraga (eng. Local search ) je jedna od <text:s/>heurističk</text:span><text:span text:style-name="T116">ih</text:span><text:span text:style-name="T115"> metoda za rešavanje NP teških problema optimizacije. <text:line-break/>Algoritam <text:s/>počinje od </text:span><text:span text:style-name="T116">jednog rešenja (koje mi inicijalizujemo na početku)</text:span><text:span text:style-name="T115">, a zatim iterativno prelazi na susedno rešenje </text:span><text:span text:style-name="T116">(</text:span><text:span text:style-name="T115">susedstvo je skup svih potencijalnih rešenja koja se razlikuju od trenutnog rešenja u minimalnoj mogućoj meri</text:span><text:span text:style-name="T116">) </text:span><text:span text:style-name="T115">. Ovo zahteva da se relacija susedstva definiše na prostoru za pretragu. </text:span><text:span text:style-name="T116">Ti</text:span><text:span text:style-name="T115">pično, svako rešenje </text:span><text:span text:style-name="T116">trenutnog </text:span><text:span text:style-name="T115">kandidata ima više od jednog susednog rešenja. </text:span><text:span text:style-name="T117">I</text:span><text:span text:style-name="T115">zbor koji će se izabrati </text:span><text:soft-page-break/><text:span text:style-name="T115">vrši se korišćenjem samo informacija o rešenjima u okolini trenutnog </text:span><text:span text:style-name="T116">kandidata</text:span><text:span text:style-name="T115">, pa otuda i naziv lokalna pretraga.</text:span><text:span text:style-name="T36">Ukoliko je vrednost njegove funkcije cilja bolja od vrednosti funkcije cilja trenutnog rešenja, ažurira se trenutno rešenje.</text:span><text:span text:style-name="T115"> <text:line-break/>Kada nema suseda za poboljšanje, lokalna pretraga se zaglavi </text:span><text:span text:style-name="T116">u</text:span><text:span text:style-name="T115"> lokalno optimalnoj tački.</text:span><text:span text:style-name="T113"><text:line-break/></text:span></text:p>
      <text:p text:style-name="P26"/>
      <text:p text:style-name="P26"/>
      <text:p text:style-name="P26"/>
      <text:p text:style-name="P26"/>
      <text:p text:style-name="P26"><text:span text:style-name="T123">I</text:span><text:span text:style-name="T122">mplementacija lokalne pretrage:</text:span></text:p>
      <text:list xml:id="list3564187284" text:style-name="L2">
        <text:list-item>
          <text:p text:style-name="P117"><text:s/>Generiši početno rešenje s</text:p>
        </text:list-item>
        <text:list-item>
          <text:p text:style-name="P117"><text:s/>Inicijalizuj najbolje rešenje <text:span text:style-name="T108">f</text:span><text:span text:style-name="T93">* </text:span><text:span text:style-name="T74">= f(s)</text:span></text:p>
        </text:list-item>
        <text:list-item>
          <text:p text:style-name="P128"><text:s/>Dok nije ispunjen kriterijum zaustavljanja, radi sledeće korake:</text:p>
          <text:list>
            <text:list-item>
              <text:p text:style-name="P119"><text:span text:style-name="T66">Generiši novo rešenje </text:span><text:span text:style-name="T74">s’ </text:span><text:span text:style-name="T66">u okolini s</text:span></text:p>
            </text:list-item>
            <text:list-item>
              <text:p text:style-name="P119"><text:span text:style-name="T66">Ako je </text:span><text:span text:style-name="T74">f(s’) &lt; f(s)</text:span><text:span text:style-name="T66"> onda </text:span><text:span text:style-name="T74">s = s’</text:span></text:p>
            </text:list-item>
            <text:list-item>
              <text:p text:style-name="P119"><text:span text:style-name="T74">Ako je f(s’) &lt; f</text:span><text:span text:style-name="T93">* </text:span><text:span text:style-name="T74"><text:s/></text:span><text:span text:style-name="T66">onda </text:span><text:span text:style-name="T74">f</text:span><text:span text:style-name="T93">* </text:span><text:span text:style-name="T74">= f(s’)</text:span></text:p>
            </text:list-item>
          </text:list>
        </text:list-item>
        <text:list-item>
          <text:p text:style-name="P115"><text:span text:style-name="T84">Ispisati vrednost rešenja </text:span><text:span text:style-name="T83">f</text:span><text:span text:style-name="T95">*</text:span></text:p>
          <text:p text:style-name="P134"/>
        </text:list-item>
      </text:list>
      <text:p text:style-name="P35">U našem primeru početno rešenje jeste random generisana permutacija od n elemenata, a novo rešenje dobijamo tako što u datoj permutaciji zamenimo mesta dvema random izabranim pozicijama.</text:p>
      <text:p text:style-name="P31"><text:span text:style-name="T84">Za kriterijum zaustavljanja uzeli smo </text:span><text:span text:style-name="T85"><text:s/>broj iteracija koji korisnik unese.</text:span><text:span text:style-name="T83"><text:line-break/><text:line-break/></text:span></text:p>
      <text:p text:style-name="P27"><text:span text:style-name="T120"><text:line-break/><text:line-break/></text:span><text:span text:style-name="T124">Napomena</text:span><text:span text:style-name="T128"> : </text:span>Lokalna pretraga ne daje garanciju da je bilo koje rešenje optimalno. Pretraga se može prekinuti <text:span text:style-name="T121">kada se ispuni kriterijum zaustavljanja, a to može biti </text:span>nakon određenog vremenskog ograničenja ili kada se najbolje rešenje do sada nije poboljšalo u određenom broju koraka.</text:p>
      <text:p text:style-name="P52"/>
      <text:p text:style-name="P52"/>
      <text:p text:style-name="P51"/>
      <text:h text:style-name="P101" text:outline-level="3">Simulirano kaljenje<text:line-break/></text:h>
      <text:p text:style-name="P93"><text:tab/><text:span text:style-name="T22">Algoritam simuliranog kaljenja (eng. </text:span><text:span text:style-name="Emphasis"><text:span text:style-name="T130">simulated annealing</text:span></text:span><text:span text:style-name="T22">, skraćeno SA) je zasnovan na procesu kaljenja čelika, čiji je cilj oplemenjivanje metala tako da on postane čvršći. Prvi korak u kaljenju čelika je zagrevanje do određene temperature, a zatim, nakon kratkog zadržavanja na toj temperaturi, počinje postepeno hla</text:span><text:span text:style-name="T23">đ</text:span><text:span text:style-name="T22">enje. Pritom treba voditi o brzini hlađenja, jer brzo hladenje može da uzrokuje pucanje metala.</text:span><text:span text:style-name="T22"><text:note text:id="ftn2" text:note-class="footnote"><text:note-citation>2</text:note-citation><text:note-body><text:p text:style-name="P87"><text:span text:style-name="T129">Preuzeto sa: </text:span><text:a xlink:type="simple" xlink:href="https://poincare.matf.bg.ac.rs/~denis.alicic/ri/5.html" text:style-name="Internet_20_link" text:visited-style-name="Visited_20_Internet_20_Link"><text:span text:style-name="T129">https://poincare.matf.bg.ac.rs/~denis.alicic/ri/5.html</text:span></text:a></text:p></text:note-body></text:note></text:span></text:p>
      <text:p text:style-name="P32"><text:soft-page-break/><text:span text:style-name="T131">Simulirano kaljenje predstavlja o</text:span><text:span text:style-name="T133">p</text:span><text:span text:style-name="T131">timizovani vid lokalne pretrage, a razlikuje se u tome što omogućava da </text:span><text:span text:style-name="T132">se prihvati novo rešenje čak I ako njegova vrednost nije bolja od prethodnog. Na taj način se smanjuje verovatnoća konvergencije niza ka lokalnom optimumu koje nije I globalno. To se postiže tako što u</text:span><text:span text:style-name="T22">koliko vrednost funkcije cilja novog rešenja nije bolja od vrednosti funkcije cilja trenutnog, upoređuju se vrednosti unapred definisane funkcije </text:span><text:span text:style-name="T24">p </text:span><text:span text:style-name="T22">i proizvoljno izabrane vrednosti </text:span><text:span text:style-name="T24">q </text:span><text:span text:style-name="T22">iz intervala</text:span><text:bookmark text:name="MathJax-Span-13"/><text:span text:style-name="T22"> </text:span><text:span text:style-name="T24">(0,1).</text:span><text:span text:style-name="T22"> Ako je </text:span><text:span text:style-name="T24">p &gt; q</text:span><text:span text:style-name="T22">, trenutno rešenje se ažurira novoizabranim. Takođe se, po potrebi, ažurira i vrednost najboljeg dostignutog rešenja.</text:span></text:p>
      <text:p text:style-name="P38"/>
      <text:p text:style-name="P38"/>
      <text:p text:style-name="P28"><text:span text:style-name="T123">I</text:span><text:span text:style-name="T122">mplementacija </text:span><text:span text:style-name="T125">simuliranog kaljenja</text:span><text:span text:style-name="T122">:</text:span></text:p>
      <text:list xml:id="list200853008714963" text:continue-numbering="true" text:style-name="L2">
        <text:list-item>
          <text:p text:style-name="P118"><text:s/>Generiši početno rešenje s</text:p>
        </text:list-item>
        <text:list-item>
          <text:p text:style-name="P118"><text:s/>Inicijalizuj najbolje rešenje <text:span text:style-name="T108">f</text:span><text:span text:style-name="T93">* </text:span><text:span text:style-name="T74">= f(s)</text:span></text:p>
        </text:list-item>
        <text:list-item>
          <text:p text:style-name="P129"><text:s/>Dok nije ispunjen kriterijum zaustavljanja, radi sledeće korake:</text:p>
          <text:list>
            <text:list-item>
              <text:p text:style-name="P120"><text:span text:style-name="T66">Generiši novo rešenje </text:span><text:span text:style-name="T74">s’ </text:span><text:span text:style-name="T66">u okolini s</text:span></text:p>
            </text:list-item>
            <text:list-item>
              <text:p text:style-name="P120"><text:span text:style-name="T66">Ako je </text:span><text:span text:style-name="T74">f(s’) &lt; f(s)</text:span><text:span text:style-name="T66"> onda</text:span><text:span text:style-name="T86"> </text:span><text:span text:style-name="T74">s = s’</text:span></text:p>
            </text:list-item>
            <text:list-item>
              <text:p text:style-name="P120"><text:span text:style-name="T74">Ako je f(s’) </text:span><text:span text:style-name="T77">&gt;=</text:span><text:span text:style-name="T74"> f(s) onda:</text:span></text:p>
              <text:list>
                <text:list-item>
                  <text:p text:style-name="P131">Ažurirati vrednost opadajuće funkcije p</text:p>
                </text:list-item>
                <text:list-item>
                  <text:p text:style-name="P130">Izabrati proizvoljno q iz intervala [0,1]</text:p>
                </text:list-item>
                <text:list-item>
                  <text:p text:style-name="P122"><text:span text:style-name="T66">Ako je p &gt; q onda </text:span><text:span text:style-name="T76">s = s’</text:span></text:p>
                </text:list-item>
              </text:list>
            </text:list-item>
            <text:list-item>
              <text:p text:style-name="P121"><text:span text:style-name="T74">Ako je f(s’) &lt; f</text:span><text:span text:style-name="T93">* </text:span><text:span text:style-name="T74"><text:s/></text:span><text:span text:style-name="T66">onda</text:span><text:span text:style-name="T86"> </text:span><text:span text:style-name="T80">f</text:span><text:span text:style-name="T94">* </text:span><text:span text:style-name="T80">= f(s’)</text:span></text:p>
            </text:list-item>
          </text:list>
        </text:list-item>
        <text:list-item>
          <text:p text:style-name="P116"><text:span text:style-name="T38">Ispisati vrednost rešenja </text:span><text:span text:style-name="T39">f</text:span><text:span text:style-name="T45">*</text:span></text:p>
        </text:list-item>
      </text:list>
      <text:p text:style-name="P38"/>
      <text:p text:style-name="P38"/>
      <text:p text:style-name="P33">Početno rešenje, funkcija cilja, funkcija gde menjamo trenutnog kandidata kao I kriterijum zaustavljanja se poklapaju sa funkcijama I kriterijumima u lokalnoj pretrazi.</text:p>
      <text:p text:style-name="P33">Opadajuću funkciju p definišemo na sledeći način:</text:p>
      <text:p text:style-name="P34">p=1 / i<text:span text:style-name="T96">√</text:span><text:span text:style-name="T97">2 <text:s/></text:span><text:span text:style-name="T87">, gde je </text:span><text:span text:style-name="T88">I trenutni broj iteracije (krećemo brojanje od 1 kako ne bi delili nulom ).</text:span></text:p>
      <text:p text:style-name="P37"/>
      <text:p text:style-name="P36"><text:span text:style-name="T124">Napomena</text:span><text:span text:style-name="T128"> : </text:span><text:span text:style-name="T137">Simulirano kaljenje nam daje u većini slučaja bolje rešenje od lokalne pretrage, ali I dalje nemamo garanciju da je rešenje koje dobijamo na kraju globalno najbolje.</text:span></text:p>
      <text:p text:style-name="P37"/>
      <text:p text:style-name="P90"/>
      <text:h text:style-name="P102" text:outline-level="3">Metoda promenjivih sredina (VNS)</text:h>
      <text:p text:style-name="P94"/>
      <text:p text:style-name="P95"><text:span text:style-name="T134"><text:tab/></text:span><text:span text:style-name="T118">Metoda promenjivih sredina</text:span><text:span text:style-name="T114"> (</text:span><text:bookmark text:name="firstHeading"/><text:span text:style-name="T118">eng. </text:span><text:span text:style-name="T37">Variable neighborhood search</text:span><text:span text:style-name="T114">), koju su predložili Mladenović </text:span><text:span text:style-name="T119">i</text:span><text:span text:style-name="T114"> Hansen 1997. godine, je metaheuristički metod za rešavanje skupa kombinatornih optimizacijskih i globalnih optimizacijskih problema. Istražuje udaljen</text:span><text:span text:style-name="T118">e</text:span><text:span text:style-name="T114"> </text:span><text:span text:style-name="T118">sredine</text:span><text:span text:style-name="T114"> trenutno postojećeg rešenja i odatle prelazi </text:span><text:soft-page-break/><text:span text:style-name="T114">na novo ako i samo ako je napravljeno poboljšanje. Metoda lokalne pretrage se više puta primenjuje da bi se od rešenja u okruženju došlo do lokalnog optimizma.</text:span></text:p>
      <text:p text:style-name="P96">Glavna stvar po kojoj se ova metoda razlikuje od <text:span text:style-name="T135">prethodnih jeste faza razmrdavanja koja nam omogućava da istražimo okoline koje su udaljenje od trenutne sredine koju istražujemo I na taj način smanjujemo verovatnoću da ćemo dobiti lokalni, a ne globalni optimum I utiče na stepen diverzifikacije.</text:span></text:p>
      <text:p text:style-name="P96"><text:span text:style-name="T135">K</text:span>orak razmrdavanja se realizuje na sledeći način:<text:line-break/> Okolina N<text:span text:style-name="T64">k</text:span>(x) rešenja x, za 1 ≤ k ≤ k<text:span text:style-name="T64">max</text:span>, se definiše kao skup svih rešenja koja se od x dobijaju sledećim postupkom. Na slučajan način se izabere k različitih pozicija iz skupa {1, 2, ..., n}. Zatim se vektor rešenja x prelomi na tih k mesta i svakom delu se obrne redosled elemenata. Primenom koraka razmrdavanja dobija se novi vektor rešenja x’∈ N<text:span text:style-name="T64">k</text:span>(x).</text:p>
      <text:p text:style-name="P97"><text:span text:style-name="T134">Ovakvom fazom razmrdavanja će se očuvati dopustivost rešenja jer će svaki novi vektor x’ biti jedna nova permutacija brojeva 1, 2, ..., n na osnovu koje se određuje jedinstveni redosled dodeljivanja boja čvorovima. Ideja za ovakvu implementaciju razmrdavanja je da se na neki način očuva redosled dodeljivanja boja, ali i da se </text:span>„razdrma” toliko da se ispitaju i neke dalje oblasti dopustivog prostora X. Zbog toga se prekidanjem veze na k mesta dobijeni lanci spajaju sa drugim lancima vektora rešenja, čime se obezbeđuje jači stepen diverzifikacije, dok se sa druge strane unutar jednog lanca rotiranjem redosleda obezbezbeđuje slabija diverzifikacija.<text:line-break/></text:p>
      <text:p text:style-name="P98"/>
      <text:p text:style-name="P29"><text:span text:style-name="T123">I</text:span><text:span text:style-name="T122">mplementacija </text:span><text:span text:style-name="T125">simuliranog kaljenja</text:span><text:span text:style-name="T122">:</text:span></text:p>
      <text:list xml:id="list200853126601329" text:continue-numbering="true" text:style-name="L2">
        <text:list-item>
          <text:p text:style-name="P123"><text:s/>Generiši početno rešenje s</text:p>
        </text:list-item>
        <text:list-item>
          <text:p text:style-name="P123"><text:s/><text:span text:style-name="T136">Nađemo vrendnost</text:span><text:span text:style-name="T74"> f(s)</text:span></text:p>
        </text:list-item>
        <text:list-item>
          <text:p text:style-name="P132"><text:s/>Dok nije ispunjen kriterijum zaustavljanja, radi sledeće korake:</text:p>
          <text:list>
            <text:list-item>
              <text:p text:style-name="P133">Sve dok k ne dostigne vrednost k<text:span text:style-name="T58">max </text:span>radi sledeće korake:</text:p>
              <text:list>
                <text:list-item>
                  <text:p text:style-name="P125"><text:span text:style-name="T66">Generiši novo r</text:span><text:span text:style-name="T89">ešenje </text:span><text:span text:style-name="T74">s’</text:span><text:span text:style-name="T89"> koristeći opisanu funkciju razmrdavanja</text:span></text:p>
                </text:list-item>
                <text:list-item>
                  <text:p text:style-name="P126"><text:span text:style-name="T66">Ako je </text:span><text:span text:style-name="T74">f(s’) &lt; f(s)</text:span><text:span text:style-name="T66"> </text:span><text:span text:style-name="T90"><text:s/>ili </text:span><text:span text:style-name="T66"><text:s/></text:span><text:span text:style-name="T90">(</text:span><text:span text:style-name="T66"> </text:span><text:span text:style-name="T74">f(s’) </text:span><text:span text:style-name="T78">=</text:span><text:span text:style-name="T74"> f(s) <text:s/></text:span><text:span text:style-name="T90">I </text:span><text:span text:style-name="T78">random_br &lt; move_prob</text:span><text:span text:style-name="T90">) </text:span><text:span text:style-name="T66">onda</text:span><text:span text:style-name="T89">:</text:span></text:p>
                  <text:list>
                    <text:list-item>
                      <text:p text:style-name="P125"><text:span text:style-name="T86"><text:s/></text:span><text:span text:style-name="T74">s = s’</text:span></text:p>
                    </text:list-item>
                    <text:list-item>
                      <text:p text:style-name="P125"><text:span text:style-name="T77"><text:s/></text:span><text:span text:style-name="T78">f(s)</text:span><text:span text:style-name="T94"> </text:span><text:span text:style-name="T80">= f(s’)</text:span></text:p>
                    </text:list-item>
                    <text:list-item>
                      <text:p text:style-name="P127"><text:span text:style-name="T80">p</text:span><text:span text:style-name="T79">relazimo na drugu iteraciju</text:span></text:p>
                    </text:list-item>
                  </text:list>
                </text:list-item>
              </text:list>
            </text:list-item>
          </text:list>
        </text:list-item>
        <text:list-item>
          <text:p text:style-name="P124"><text:span text:style-name="T41">Ispisati vrednost rešenja </text:span><text:span text:style-name="T44">f</text:span><text:span text:style-name="T42">(s)</text:span></text:p>
        </text:list-item>
      </text:list>
      <text:p text:style-name="P135"/>
      <text:p text:style-name="P30"><text:span text:style-name="T40">K nam na početku svake iteracije kreće od vrednosti 1, a vrednost k</text:span><text:span text:style-name="T46">max</text:span><text:span text:style-name="T40"> unosimo na ulazu, kao I konstantu <text:s/></text:span><text:span text:style-name="T43">move_prob . </text:span><text:span text:style-name="T40"><text:s/><text:line-break/></text:span><text:span text:style-name="T43">random_br <text:s/></text:span><text:span text:style-name="T40">je broj koji nasumično generišemo na intervalu [0,1].</text:span></text:p>
      <text:p text:style-name="P136"/>
      <text:p text:style-name="P136"/>
      <text:p text:style-name="P36"><text:soft-page-break/><text:span text:style-name="T124">Napomena</text:span><text:span text:style-name="T128"> : </text:span><text:span text:style-name="T137">VNS nam daje bolje rešenje od lokalne pretrage I simuliranog kaljenja, a u zavisnosti od vrednosti k</text:span><text:span text:style-name="T65">max <text:s text:c="2"/></text:span><text:span text:style-name="T137">I <text:s/></text:span><text:span text:style-name="T47">move_prob </text:span><text:span text:style-name="T48">daje drugačija rešenja na istim test primerima. Kod VNS metode nam je najmanja verovatnoća da ćemo upasti u lokalni optimum iz razloga jer nam je stepen diverzifikacije najveći, ali I dalje nismo sigurnu da je dato rešenje globalno najbolje.</text:span></text:p>
      <text:p text:style-name="P88"/>
      <text:p text:style-name="P88"/>
      <text:h text:style-name="Heading_20_3" text:outline-level="3">Genetrski algoritam</text:h>
      <text:p text:style-name="Text_20_body"/>
      <text:p text:style-name="P107"><text:tab/>Genetski algoritam <text:span text:style-name="T139">(eng. </text:span><text:span text:style-name="T109">genetic algorithm - GA</text:span><text:span text:style-name="T139">)</text:span> jedan je od <text:span text:style-name="T138">e</text:span>volutivnih algoritama inspirisanih Darvinovom teorijom evolucije,<text:span text:style-name="T138">koja kaže da</text:span><text:span text:style-name="T22"> unutar jedne populacije najčešće opstaju najbolje prilagođene jedinke </text:span><text:span text:style-name="T27">(prilagođenost se određuje pomoću f</text:span><text:span text:style-name="T35">itness </text:span><text:span text:style-name="T28">funkcije</text:span><text:span text:style-name="T27">)</text:span>. Pripada stohasticnim algoritmima pretrage sa heuristikom. <text:span text:style-name="T138">R</text:span>azvijen je 70-ih godina proslog veka u Americi, <text:span text:style-name="T138">a ključni autori su bili </text:span>J. Holland, K. DeJong <text:span text:style-name="T138">i</text:span> D. Goldberg.<text:line-break/><text:line-break/><text:span text:style-name="T139">Ono šta karakteriše GA jeste:</text:span></text:p>
      <text:list xml:id="list3251847049" text:style-name="L4">
        <text:list-item>
          <text:p text:style-name="P109"><text:span text:style-name="T127">Reprezentacija rešenja</text:span><text:span text:style-name="T139"> ( kodiranje I dekodiranje )</text:span></text:p>
        </text:list-item>
        <text:list-item>
          <text:p text:style-name="P112">Mutacija</text:p>
        </text:list-item>
        <text:list-item>
          <text:p text:style-name="P112">Ukrštanje</text:p>
        </text:list-item>
        <text:list-item>
          <text:p text:style-name="P112">Selekcija</text:p>
        </text:list-item>
      </text:list>
      <text:p text:style-name="P108"/>
      <text:p text:style-name="P108">Resenje evolutivnog algoritma kodira se pomocu hromozoma koji je sacinjen od gena, a geni su karakteristike resenja. Predstavljanje naseg problema i resenja kodiranjem jedan je od najtezih problema kod evolutivnih algoritama. Najcesce kod predstavlja niz fiksne duzine koji se sastoji iz birnanih ili celih brojeva<text:span text:style-name="T140">(kao u našem slučaju).</text:span></text:p>
      <text:p text:style-name="P111"><text:span text:style-name="T126">Selekcija </text:span><text:span text:style-name="T140">predstavlja izbor jedinki koje ce ucestvovati u ukrstanju I ostaviti svoje potomstvo. Prateci Darvinovu teoriju, u selekciji najcesce (ali ne i uvek) treba da ucestvuju najkvalitetnije jednike cime ce povecati prisutnost dobrih gena u narednim generacijama. <text:line-break/>Potrebno je uvesti i pojam selekcionog pritiska. Selekcioni pritisak predstavlja vreme potrebno da se proizvede uniformna populacija jedinki - da se smanji genetski diverzitet toliko da preovladavaju karakteristike najboljih jedinki. Ukoliko se ovo dogodi previse, odnosno ukoliko je selekcioni pritisak previse visok, diverzitet gena ce se toliko <text:s/>smanjiti da ce se brzo konvergirati ka nekom maksimumu (najcesce lokalnom). <text:s/><text:line-break/>Mi smo u našem radu koristili turnirsku I ruletsku selekciju.<text:line-break/></text:span><text:span text:style-name="T126">Turnirska</text:span><text:span text:style-name="T140"> - slucajno se bira skup jedinki i najbolja od njih <text:s/>(ona koja ima najbolju vrednost funkcije prilogodjenosti ) se bira za selekciju.<text:line-break/></text:span><text:span text:style-name="T126">Ruletska -</text:span><text:span text:style-name="T49"> </text:span><text:span text:style-name="T25">jedinkama sa boljom funkcijom pogodnosti </text:span><text:span text:style-name="T26">se</text:span><text:span text:style-name="T25"> daje veća verovatnoća da budu izabrane.</text:span></text:p>
      <text:p text:style-name="P114"><text:soft-page-break/><text:span text:style-name="T32">Ukrštanje </text:span><text:span text:style-name="T29">predstavlja kombinovanje gena dva roditelja, pri čemu se dobijaju dva nova potomka.</text:span></text:p>
      <text:p text:style-name="P114"><text:span text:style-name="T30">Postoje razni načini za ukrštanje, a mi smo implementirali ukrštanje prvog reda.</text:span></text:p>
      <text:p text:style-name="P114"><text:span text:style-name="T32"><text:line-break/>Opšta šema </text:span><text:span text:style-name="T33">ukrštanja prvog reda</text:span><text:span text:style-name="T32">:</text:span><text:span text:style-name="T29"><text:line-break/>1. Odaberi segment hromozoma prvog roditelja<text:line-break/>2. Iskopirati ovaj segment u prvo dete<text:line-break/>3. Iskopirati preostale vrednosti (brojeve) tako da:<text:line-break/><text:tab/>• Kopiranje počinje desno od kopiranog segmenta<text:line-break/><text:tab/>• Korištenjem redosleda dat</text:span><text:span text:style-name="T31">og</text:span><text:span text:style-name="T29"> dru</text:span><text:span text:style-name="T31">gim roditeljem</text:span><text:span text:style-name="T29"><text:line-break/>4. Slično se radi i za drugo dete</text:span></text:p>
      <text:p text:style-name="P113"><text:span text:style-name="T140"><text:line-break/></text:span></text:p>
      <text:p text:style-name="P110"/>
      <text:p text:style-name="P110"/>
      <text:p text:style-name="P107"/>
      <text:p text:style-name="P107"/>
      <text:p text:style-name="P45"/>
      <text:p text:style-name="P45"><text:tab/></text:p>
      <text:p text:style-name="P45"/>
      <text:p text:style-name="P20"><text:s text:c="2"/></text:p>
      <text:p text:style-name="P19"/>
      <text:p text:style-name="P1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text:span text:style-name="T6">Testiranja su vršena na računaru sa procesorom Intel Core i5-82</text:span><text:span text:style-name="T10">50</text:span><text:span text:style-name="T6">U</text:span><text:span text:style-name="T11">(8)</text:span><text:span text:style-name="T6"> </text:span><text:span text:style-name="T10">3</text:span><text:span text:style-name="T6">.</text:span><text:span text:style-name="T10">4</text:span><text:span text:style-name="T6"> GHz i 8GB RAM memorije.</text:span></text:p>
      <text:p text:style-name="P16"><text:span text:style-name="T6">T</text:span><text:span text:style-name="T5">estirane su sve metode nad svim instancama preuzetim iz literature.</text:span></text:p>
      <text:p text:style-name="P16"><text:span text:style-name="T5">Svaka metoda je pozvana 5 puta nad svakom instancom, pri cemu je zabelezno ukupno vreme izvrsavanja tih pet iteracija(total time), prosecno vreme izvrsavanja jedne iteracije(avarage time), prosecna resenj</text:span><text:span text:style-name="T14">a</text:span><text:span text:style-name="T5"> koja su dobijena kao rezultat izvrsavanja metode(</text:span><text:span text:style-name="T15">ava</text:span><text:span text:style-name="T5">rage value) I najbolje resenje koje je metoda izracunala tokom tih 5 iteracija(best value).</text:span></text:p>
      <text:p text:style-name="P15"><text:span text:style-name="T6">P</text:span><text:span text:style-name="T5">ri testiranju instanci grupe 1, koji imaju manje od 100 cvorova u grafu, kod metoda lokalne pretrage I simuliranog kaljena, kao nacin trazenja suseda koriscen je pristup zasnovan na zameni</text:span><text:span text:style-name="T91"><text:note text:id="ftn3" text:note-class="footnote"><text:note-citation>3</text:note-citation><text:note-body><text:p text:style-name="P85">Iz slajdova genetsko programiranje, prof.Aleksandar Kartelj</text:p></text:note-body></text:note></text:span><text:span text:style-name="T5">. A kod testiranja instanci grupe 2, koji imaju vise od 100 cvorova u grafu, kao nacin trazenja suseda kori</text:span><text:span text:style-name="T12">s</text:span><text:span text:style-name="T5">cen je pristup zasnovan na mesanju</text:span><text:span text:style-name="T5"><text:note text:id="ftn4" text:note-class="footnote"><text:note-citation>4</text:note-citation><text:note-body><text:p text:style-name="P85">Iz slajdova genetsko programiranje, prof.Aleksandar Kartelj</text:p></text:note-body></text:note></text:span><text:span text:style-name="T5"> jer obezbedjuje intenzivniju promenu </text:span><text:span text:style-name="T13">resenja</text:span><text:span text:style-name="T5">(sto je pogodno za tako velike instance).</text:span></text:p>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4"><text:span text:style-name="T6">G</text:span><text:span text:style-name="T5">rupa 1: n &lt; 100</text:span></text:p>
      <text:p text:style-name="P11"><text:span text:style-name="T6">Instance : 2-Insertions_3 </text:span><text:span text:style-name="T7">(</text:span><text:span text:style-name="T8">n=</text:span><text:span text:style-name="T7">37, </text:span><text:span text:style-name="T8">m=</text:span><text:span text:style-name="T7">72)</text:span></text:p>
      <text:p text:style-name="P12"><text:span text:style-name="T7">IBM ILOG CPLEX 12.8 egzaktn</text:span><text:span text:style-name="T9">i</text:span><text:span text:style-name="T7"> rešavač: </text:span><text:span text:style-name="T9">Optimalno resenje za ovu instancu je OPT</text:span><text:span text:style-name="T60">sol</text:span><text:span text:style-name="T68">= </text:span><text:span text:style-name="T69">62</text:span></text:p>
      <table:table table:name="Table1" table:style-name="Table1" table:template-name="Academic">
        <table:table-column table:style-name="Table1.A"/>
        <table:table-column table:style-name="Table1.B"/>
        <table:table-column table:style-name="Table1.C"/>
        <table:table-column table:style-name="Table1.D"/>
        <table:table-column table:style-name="Table1.C"/>
        <table:table-row table:style-name="Table1.1">
          <table:table-cell table:style-name="Table1.A1" office:value-type="string">
            <text:p text:style-name="P58">Method name</text:p>
          </table:table-cell>
          <table:table-cell table:style-name="Table1.A1" office:value-type="string">
            <text:p text:style-name="P58">Total time(sec)</text:p>
          </table:table-cell>
          <table:table-cell table:style-name="Table1.A1" office:value-type="string">
            <text:p text:style-name="P58">Average time(sec)</text:p>
          </table:table-cell>
          <table:table-cell table:style-name="Table1.A1" office:value-type="string">
            <text:p text:style-name="P58">Average value</text:p>
          </table:table-cell>
          <table:table-cell table:style-name="Table1.A1" office:value-type="string">
            <text:p text:style-name="P58">Best value</text:p>
          </table:table-cell>
        </table:table-row>
        <table:table-row table:style-name="TableLine94027696109680">
          <table:table-cell table:style-name="Table1.A2" office:value-type="string">
            <text:p text:style-name="P53">Brute force</text:p>
          </table:table-cell>
          <table:table-cell table:style-name="Table1.A2" office:value-type="string">
            <text:p text:style-name="P58">-</text:p>
          </table:table-cell>
          <table:table-cell table:style-name="Table1.A2" office:value-type="string">
            <text:p text:style-name="P58">-</text:p>
          </table:table-cell>
          <table:table-cell table:style-name="Table1.A2" office:value-type="string">
            <text:p text:style-name="P58">-</text:p>
          </table:table-cell>
          <table:table-cell table:style-name="Table1.A2" office:value-type="string">
            <text:p text:style-name="P58">-</text:p>
          </table:table-cell>
        </table:table-row>
        <table:table-row table:style-name="TableLine94027696112368">
          <table:table-cell table:style-name="Table1.A2" office:value-type="string">
            <text:p text:style-name="P53">Local search</text:p>
          </table:table-cell>
          <table:table-cell table:style-name="Table1.B3" office:value-type="float" office:value="31.62">
            <text:p text:style-name="P57">31.62</text:p>
          </table:table-cell>
          <table:table-cell table:style-name="Table1.B3" office:value-type="float" office:value="6.324">
            <text:p text:style-name="P64">6.32</text:p>
          </table:table-cell>
          <table:table-cell table:style-name="Table1.B3" office:value-type="float" office:value="62">
            <text:p text:style-name="P58">62</text:p>
          </table:table-cell>
          <table:table-cell table:style-name="Table1.E3" office:value-type="float" office:value="62">
            <text:p text:style-name="P58">62</text:p>
          </table:table-cell>
        </table:table-row>
        <table:table-row table:style-name="TableLine94027696115376">
          <table:table-cell table:style-name="Table1.A2" office:value-type="string">
            <text:p text:style-name="P53">Simulated annealing</text:p>
          </table:table-cell>
          <table:table-cell table:style-name="Table1.B3" office:value-type="float" office:value="31.056">
            <text:p text:style-name="P58">31.06</text:p>
          </table:table-cell>
          <table:table-cell table:style-name="Table1.B3" office:value-type="float" office:value="6.212">
            <text:p text:style-name="P64">6.21</text:p>
          </table:table-cell>
          <table:table-cell table:style-name="Table1.B3" office:value-type="float" office:value="62">
            <text:p text:style-name="P58">62</text:p>
          </table:table-cell>
          <table:table-cell table:style-name="Table1.E3" office:value-type="float" office:value="62">
            <text:p text:style-name="P58">62</text:p>
          </table:table-cell>
        </table:table-row>
        <table:table-row table:style-name="TableLine94027696118656">
          <table:table-cell table:style-name="Table1.A2" office:value-type="string">
            <text:p text:style-name="P53">VNS(k_max = 3)</text:p>
          </table:table-cell>
          <table:table-cell table:style-name="Table1.B3" office:value-type="float" office:value="73.176">
            <text:p text:style-name="P58">73.18</text:p>
          </table:table-cell>
          <table:table-cell table:style-name="Table1.B3" office:value-type="float" office:value="14.636">
            <text:p text:style-name="P64">14.64</text:p>
          </table:table-cell>
          <table:table-cell table:style-name="Table1.B3" office:value-type="float" office:value="62">
            <text:p text:style-name="P58">62</text:p>
          </table:table-cell>
          <table:table-cell table:style-name="Table1.E3" office:value-type="float" office:value="62">
            <text:p text:style-name="P58">62</text:p>
          </table:table-cell>
        </table:table-row>
        <table:table-row table:style-name="TableLine94027696121936">
          <table:table-cell table:style-name="Table1.A2" office:value-type="string">
            <text:p text:style-name="P53">VNS(k_max = 5)</text:p>
          </table:table-cell>
          <table:table-cell table:style-name="Table1.A2" office:value-type="string">
            <text:p text:style-name="P74">133.51</text:p>
          </table:table-cell>
          <table:table-cell table:style-name="Table1.A2" office:value-type="string">
            <text:p text:style-name="P74">26.70</text:p>
          </table:table-cell>
          <table:table-cell table:style-name="Table1.A2" office:value-type="string">
            <text:p text:style-name="P74">62</text:p>
          </table:table-cell>
          <table:table-cell table:style-name="Table1.E6" office:value-type="string">
            <text:p text:style-name="P74">62</text:p>
          </table:table-cell>
        </table:table-row>
        <table:table-row table:style-name="TableLine94027696123648">
          <table:table-cell table:style-name="Table1.A2" office:value-type="string">
            <text:p text:style-name="P53">Genetic (roulette)</text:p>
          </table:table-cell>
          <table:table-cell table:style-name="Table1.B3" office:value-type="float" office:value="41.127">
            <text:p text:style-name="P64">41.13</text:p>
          </table:table-cell>
          <table:table-cell table:style-name="Table1.B3" office:value-type="float" office:value="8.226">
            <text:p text:style-name="P64">8.23</text:p>
          </table:table-cell>
          <table:table-cell table:style-name="Table1.B3" office:value-type="float" office:value="62">
            <text:p text:style-name="P58">62</text:p>
          </table:table-cell>
          <table:table-cell table:style-name="Table1.E3" office:value-type="float" office:value="62">
            <text:p text:style-name="P58">62</text:p>
          </table:table-cell>
        </table:table-row>
        <table:table-row table:style-name="TableLine94027696126768">
          <table:table-cell table:style-name="Table1.A2" office:value-type="string">
            <text:p text:style-name="P53">Genetic (tournament)</text:p>
          </table:table-cell>
          <table:table-cell table:style-name="Table1.B3" office:value-type="float" office:value="60.732">
            <text:p text:style-name="P64">60.73</text:p>
          </table:table-cell>
          <table:table-cell table:style-name="Table1.B3" office:value-type="float" office:value="12.146">
            <text:p text:style-name="P64">12.15</text:p>
          </table:table-cell>
          <table:table-cell table:style-name="Table1.B3" office:value-type="float" office:value="62">
            <text:p text:style-name="P58">62</text:p>
          </table:table-cell>
          <table:table-cell table:style-name="Table1.E3" office:value-type="float" office:value="62">
            <text:p text:style-name="P58">62</text:p>
          </table:table-cell>
        </table:table-row>
        <table:table-row table:style-name="TableLine94027696129968">
          <table:table-cell table:style-name="Table1.A9" office:value-type="string">
            <text:p text:style-name="P53">Hybrid (ga + sa)</text:p>
          </table:table-cell>
          <table:table-cell table:style-name="Table1.B9" office:value-type="float" office:value="75.928">
            <text:p text:style-name="P64">75.93</text:p>
          </table:table-cell>
          <table:table-cell table:style-name="Table1.B9" office:value-type="float" office:value="15.186">
            <text:p text:style-name="P64">15.19</text:p>
          </table:table-cell>
          <table:table-cell table:style-name="Table1.B9" office:value-type="float" office:value="62">
            <text:p text:style-name="P64">62</text:p>
          </table:table-cell>
          <table:table-cell table:style-name="Table1.E9" office:value-type="float" office:value="62">
            <text:p text:style-name="P58">62</text:p>
          </table:table-cell>
        </table:table-row>
      </table:table>
      <text:p text:style-name="P3"/>
      <text:p text:style-name="P5">Instance: mug88_25 (<text:span text:style-name="T55">n=</text:span>88, <text:span text:style-name="T55">m=</text:span>146)</text:p>
      <text:p text:style-name="P7">IBM ILOG CPLEX 12.8 egzaktn<text:span text:style-name="T57">i</text:span> rešavač: <text:span text:style-name="T57">Optimalno resenje za ovu instancu je OPT</text:span><text:span text:style-name="T59">sol</text:span><text:span text:style-name="T67">= </text:span><text:span text:style-name="T72">178</text:span></text:p>
      <table:table table:name="Table2" table:style-name="Table2" table:template-name="Academic">
        <table:table-column table:style-name="Table2.A"/>
        <table:table-column table:style-name="Table2.B"/>
        <table:table-column table:style-name="Table2.C"/>
        <table:table-column table:style-name="Table2.D"/>
        <table:table-column table:style-name="Table2.C"/>
        <table:table-row table:style-name="Table2.1">
          <table:table-cell table:style-name="Table2.A1" office:value-type="string">
            <text:p text:style-name="P59">Method name</text:p>
          </table:table-cell>
          <table:table-cell table:style-name="Table2.A1" office:value-type="string">
            <text:p text:style-name="P59">Total time(sec)</text:p>
          </table:table-cell>
          <table:table-cell table:style-name="Table2.A1" office:value-type="string">
            <text:p text:style-name="P59">Average time(sec)</text:p>
          </table:table-cell>
          <table:table-cell table:style-name="Table2.A1" office:value-type="string">
            <text:p text:style-name="P59">Average value</text:p>
          </table:table-cell>
          <table:table-cell table:style-name="Table2.A1" office:value-type="string">
            <text:p text:style-name="P59">Best value</text:p>
          </table:table-cell>
        </table:table-row>
        <table:table-row table:style-name="TableLine94027696169904">
          <table:table-cell table:style-name="Table2.A2" office:value-type="string">
            <text:p text:style-name="P54">Brute force</text:p>
          </table:table-cell>
          <table:table-cell table:style-name="Table2.A2" office:value-type="string">
            <text:p text:style-name="P59">-</text:p>
          </table:table-cell>
          <table:table-cell table:style-name="Table2.A2" office:value-type="string">
            <text:p text:style-name="P66">-</text:p>
          </table:table-cell>
          <table:table-cell table:style-name="Table2.A2" office:value-type="string">
            <text:p text:style-name="P59">-</text:p>
          </table:table-cell>
          <table:table-cell table:style-name="Table2.A2" office:value-type="string">
            <text:p text:style-name="P59">-</text:p>
          </table:table-cell>
        </table:table-row>
        <table:table-row table:style-name="TableLine94027696172400">
          <table:table-cell table:style-name="Table2.A2" office:value-type="string">
            <text:p text:style-name="P54">Local search</text:p>
          </table:table-cell>
          <table:table-cell table:style-name="Table2.B3" office:value-type="float" office:value="169.036">
            <text:p text:style-name="P66">169.04</text:p>
          </table:table-cell>
          <table:table-cell table:style-name="Table2.B3" office:value-type="float" office:value="33.808">
            <text:p text:style-name="P66">33.81</text:p>
          </table:table-cell>
          <table:table-cell table:style-name="Table2.B3" office:value-type="float" office:value="180.2">
            <text:p text:style-name="P66">180.2</text:p>
          </table:table-cell>
          <table:table-cell table:style-name="Table2.B3" office:value-type="float" office:value="179">
            <text:p text:style-name="P66">179</text:p>
          </table:table-cell>
        </table:table-row>
        <table:table-row table:style-name="TableLine94027696175248">
          <table:table-cell table:style-name="Table2.A2" office:value-type="string">
            <text:p text:style-name="P54">Simulated annealing</text:p>
          </table:table-cell>
          <table:table-cell table:style-name="Table2.B3" office:value-type="float" office:value="164.054">
            <text:p text:style-name="P66">164.05</text:p>
          </table:table-cell>
          <table:table-cell table:style-name="Table2.B3" office:value-type="float" office:value="32.81">
            <text:p text:style-name="P66">32.81</text:p>
          </table:table-cell>
          <table:table-cell table:style-name="Table2.B3" office:value-type="float" office:value="180">
            <text:p text:style-name="P66">180</text:p>
          </table:table-cell>
          <table:table-cell table:style-name="Table2.B3" office:value-type="float" office:value="179">
            <text:p text:style-name="P66">179</text:p>
          </table:table-cell>
        </table:table-row>
        <table:table-row table:style-name="TableLine94027696178496">
          <table:table-cell table:style-name="Table2.A2" office:value-type="string">
            <text:p text:style-name="P54">VNS(k_max = 3)</text:p>
          </table:table-cell>
          <table:table-cell table:style-name="Table2.B3" office:value-type="float" office:value="330.871">
            <text:p text:style-name="P66">330.87</text:p>
          </table:table-cell>
          <table:table-cell table:style-name="Table2.B3" office:value-type="float" office:value="66.174">
            <text:p text:style-name="P65">66.17</text:p>
          </table:table-cell>
          <table:table-cell table:style-name="Table2.B3" office:value-type="float" office:value="180">
            <text:p text:style-name="P66">180</text:p>
          </table:table-cell>
          <table:table-cell table:style-name="Table2.B3" office:value-type="float" office:value="180">
            <text:p text:style-name="P66">180</text:p>
          </table:table-cell>
        </table:table-row>
        <table:table-row table:style-name="TableLine94027696181776">
          <table:table-cell table:style-name="Table2.A2" office:value-type="string">
            <text:p text:style-name="P54">VNS(k_max = 5)</text:p>
          </table:table-cell>
          <table:table-cell table:style-name="Table2.A2" office:value-type="string">
            <text:p text:style-name="P66">688.486</text:p>
          </table:table-cell>
          <table:table-cell table:style-name="Table2.A2" office:value-type="string">
            <text:p text:style-name="P62">137.<text:span text:style-name="T51">68</text:span></text:p>
          </table:table-cell>
          <table:table-cell table:style-name="Table2.A2" office:value-type="string">
            <text:p text:style-name="P66">178.6</text:p>
          </table:table-cell>
          <table:table-cell table:style-name="Table2.E6" office:value-type="string">
            <text:p text:style-name="P66">178</text:p>
          </table:table-cell>
        </table:table-row>
        <table:table-row table:style-name="TableLine94027696183488">
          <table:table-cell table:style-name="Table2.A2" office:value-type="string">
            <text:p text:style-name="P54">Genetic (roulette)</text:p>
          </table:table-cell>
          <table:table-cell table:style-name="Table2.B3" office:value-type="float" office:value="207.786">
            <text:p text:style-name="P66">207.79</text:p>
          </table:table-cell>
          <table:table-cell table:style-name="Table2.B3" office:value-type="float" office:value="41.558">
            <text:p text:style-name="P66">41.56</text:p>
          </table:table-cell>
          <table:table-cell table:style-name="Table2.B3" office:value-type="float" office:value="179.4">
            <text:p text:style-name="P66">179.4</text:p>
          </table:table-cell>
          <table:table-cell table:style-name="Table2.E7" office:value-type="float" office:value="178">
            <text:p text:style-name="P66">178</text:p>
          </table:table-cell>
        </table:table-row>
        <table:table-row table:style-name="TableLine94027696186688">
          <table:table-cell table:style-name="Table2.A2" office:value-type="string">
            <text:p text:style-name="P54">Genetic (tournament)</text:p>
          </table:table-cell>
          <table:table-cell table:style-name="Table2.B3" office:value-type="float" office:value="369.13">
            <text:p text:style-name="P66">369.13</text:p>
          </table:table-cell>
          <table:table-cell table:style-name="Table2.B3" office:value-type="float" office:value="73.83">
            <text:p text:style-name="P66">73.83</text:p>
          </table:table-cell>
          <table:table-cell table:style-name="Table2.B3" office:value-type="float" office:value="178.8">
            <text:p text:style-name="P66">178.8</text:p>
          </table:table-cell>
          <table:table-cell table:style-name="Table2.E7" office:value-type="float" office:value="178">
            <text:p text:style-name="P66">178</text:p>
          </table:table-cell>
        </table:table-row>
        <table:table-row table:style-name="TableLine94027696189888">
          <table:table-cell table:style-name="Table2.A9" office:value-type="string">
            <text:p text:style-name="P54">Hybrid (ga + sa)</text:p>
          </table:table-cell>
          <table:table-cell table:style-name="Table2.B9" office:value-type="float" office:value="376.968">
            <text:p text:style-name="P66">376.97</text:p>
          </table:table-cell>
          <table:table-cell table:style-name="Table2.B9" office:value-type="float" office:value="75.394">
            <text:p text:style-name="P66">75.39</text:p>
          </table:table-cell>
          <table:table-cell table:style-name="Table2.D9" office:value-type="string">
            <text:p text:style-name="P66">178.4</text:p>
          </table:table-cell>
          <table:table-cell table:style-name="Table2.E9" office:value-type="string">
            <text:p text:style-name="P66">178</text:p>
          </table:table-cell>
        </table:table-row>
      </table:table>
      <text:p text:style-name="P46"/>
      <text:p text:style-name="P46"/>
      <text:p text:style-name="P5"><text:soft-page-break/>Instance: myciel6 (<text:span text:style-name="T55">n=</text:span>95, <text:span text:style-name="T55">m=</text:span>755)</text:p>
      <text:p text:style-name="P6">IBM ILOG CPLEX 12.8 egzaktn<text:span text:style-name="T57">i</text:span> rešavač: <text:span text:style-name="T57">Optimalno resenje za ovu instancu je OPT</text:span><text:span text:style-name="T59">sol</text:span><text:span text:style-name="T67">= </text:span><text:span text:style-name="T71">189</text:span></text:p>
      <table:table table:name="Table3" table:style-name="Table3" table:template-name="Academic">
        <table:table-column table:style-name="Table3.A"/>
        <table:table-column table:style-name="Table3.B"/>
        <table:table-column table:style-name="Table3.C"/>
        <table:table-column table:style-name="Table3.D"/>
        <table:table-column table:style-name="Table3.C"/>
        <table:table-row table:style-name="Table3.1">
          <table:table-cell table:style-name="Table3.A1" office:value-type="string">
            <text:p text:style-name="P59">Method name</text:p>
          </table:table-cell>
          <table:table-cell table:style-name="Table3.A1" office:value-type="string">
            <text:p text:style-name="P59">Total time(sec)</text:p>
          </table:table-cell>
          <table:table-cell table:style-name="Table3.A1" office:value-type="string">
            <text:p text:style-name="P59">Average time(sec)</text:p>
          </table:table-cell>
          <table:table-cell table:style-name="Table3.A1" office:value-type="string">
            <text:p text:style-name="P59">Average value</text:p>
          </table:table-cell>
          <table:table-cell table:style-name="Table3.A1" office:value-type="string">
            <text:p text:style-name="P59">Best value</text:p>
          </table:table-cell>
        </table:table-row>
        <table:table-row table:style-name="TableLine94027693150128">
          <table:table-cell table:style-name="Table3.A2" office:value-type="string">
            <text:p text:style-name="P54">Brute force</text:p>
          </table:table-cell>
          <table:table-cell table:style-name="Table3.A2" office:value-type="string">
            <text:p text:style-name="P59">-</text:p>
          </table:table-cell>
          <table:table-cell table:style-name="Table3.A2" office:value-type="string">
            <text:p text:style-name="P66">-</text:p>
          </table:table-cell>
          <table:table-cell table:style-name="Table3.A2" office:value-type="string">
            <text:p text:style-name="P59">-</text:p>
          </table:table-cell>
          <table:table-cell table:style-name="Table3.A2" office:value-type="string">
            <text:p text:style-name="P59">-</text:p>
          </table:table-cell>
        </table:table-row>
        <table:table-row table:style-name="TableLine94027696244896">
          <table:table-cell table:style-name="Table3.A2" office:value-type="string">
            <text:p text:style-name="P54">Local search</text:p>
          </table:table-cell>
          <table:table-cell table:style-name="Table3.B3" office:value-type="float" office:value="210.793">
            <text:p text:style-name="P69">210.79</text:p>
          </table:table-cell>
          <table:table-cell table:style-name="Table3.B3" office:value-type="float" office:value="42.158">
            <text:p text:style-name="P69">42.16</text:p>
          </table:table-cell>
          <table:table-cell table:style-name="Table3.B3" office:value-type="float" office:value="191.8">
            <text:p text:style-name="P69">191.8</text:p>
          </table:table-cell>
          <table:table-cell table:style-name="Table3.B3" office:value-type="float" office:value="190">
            <text:p text:style-name="P69">190</text:p>
          </table:table-cell>
        </table:table-row>
        <table:table-row table:style-name="TableLine94027696245680">
          <table:table-cell table:style-name="Table3.A2" office:value-type="string">
            <text:p text:style-name="P54">Simulated annealing</text:p>
          </table:table-cell>
          <table:table-cell table:style-name="Table3.B3" office:value-type="float" office:value="211.885">
            <text:p text:style-name="P69">211.89</text:p>
          </table:table-cell>
          <table:table-cell table:style-name="Table3.B3" office:value-type="float" office:value="42.378">
            <text:p text:style-name="P69">42.38</text:p>
          </table:table-cell>
          <table:table-cell table:style-name="Table3.B3" office:value-type="float" office:value="193.6">
            <text:p text:style-name="P69">193.6</text:p>
          </table:table-cell>
          <table:table-cell table:style-name="Table3.B3" office:value-type="float" office:value="192">
            <text:p text:style-name="P69">192</text:p>
          </table:table-cell>
        </table:table-row>
        <table:table-row table:style-name="TableLine94027696248864">
          <table:table-cell table:style-name="Table3.A2" office:value-type="string">
            <text:p text:style-name="P54">VNS(k_max = 3)</text:p>
          </table:table-cell>
          <table:table-cell table:style-name="Table3.B3" office:value-type="float" office:value="432.217">
            <text:p text:style-name="P69">432.22</text:p>
          </table:table-cell>
          <table:table-cell table:style-name="Table3.B3" office:value-type="float" office:value="86.444">
            <text:p text:style-name="P69">86.44</text:p>
          </table:table-cell>
          <table:table-cell table:style-name="Table3.B3" office:value-type="float" office:value="189.8">
            <text:p text:style-name="P69">189.8</text:p>
          </table:table-cell>
          <table:table-cell table:style-name="Table3.E5" office:value-type="float" office:value="189">
            <text:p text:style-name="P69">189</text:p>
          </table:table-cell>
        </table:table-row>
        <table:table-row table:style-name="TableLine94027696252144">
          <table:table-cell table:style-name="Table3.A2" office:value-type="string">
            <text:p text:style-name="P54">VNS(k_max = 5)</text:p>
          </table:table-cell>
          <table:table-cell table:style-name="Table3.A2" office:value-type="string">
            <text:p text:style-name="P75">855.382</text:p>
          </table:table-cell>
          <table:table-cell table:style-name="Table3.A2" office:value-type="string">
            <text:p text:style-name="P75">171.07</text:p>
          </table:table-cell>
          <table:table-cell table:style-name="Table3.A2" office:value-type="string">
            <text:p text:style-name="P75">189.4</text:p>
          </table:table-cell>
          <table:table-cell table:style-name="Table3.E6" office:value-type="string">
            <text:p text:style-name="P75">189</text:p>
          </table:table-cell>
        </table:table-row>
        <table:table-row table:style-name="TableLine94027696253856">
          <table:table-cell table:style-name="Table3.A2" office:value-type="string">
            <text:p text:style-name="P54">Genetic (roulette)</text:p>
          </table:table-cell>
          <table:table-cell table:style-name="Table3.B3" office:value-type="float" office:value="256.084">
            <text:p text:style-name="P69">256.08</text:p>
          </table:table-cell>
          <table:table-cell table:style-name="Table3.B3" office:value-type="float" office:value="51.216">
            <text:p text:style-name="P69">51.22</text:p>
          </table:table-cell>
          <table:table-cell table:style-name="Table3.B3" office:value-type="float" office:value="190.4">
            <text:p text:style-name="P69">190.4</text:p>
          </table:table-cell>
          <table:table-cell table:style-name="Table3.E5" office:value-type="float" office:value="189">
            <text:p text:style-name="P69">189</text:p>
          </table:table-cell>
        </table:table-row>
        <table:table-row table:style-name="TableLine94027696257056">
          <table:table-cell table:style-name="Table3.A2" office:value-type="string">
            <text:p text:style-name="P54">Genetic (tournament)</text:p>
          </table:table-cell>
          <table:table-cell table:style-name="Table3.B3" office:value-type="float" office:value="441.364">
            <text:p text:style-name="P69">441.36</text:p>
          </table:table-cell>
          <table:table-cell table:style-name="Table3.B3" office:value-type="float" office:value="88.272">
            <text:p text:style-name="P69">88.27</text:p>
          </table:table-cell>
          <table:table-cell table:style-name="Table3.B3" office:value-type="float" office:value="194.4">
            <text:p text:style-name="P69">194.4</text:p>
          </table:table-cell>
          <table:table-cell table:style-name="Table3.B3" office:value-type="float" office:value="194">
            <text:p text:style-name="P69">194</text:p>
          </table:table-cell>
        </table:table-row>
        <table:table-row table:style-name="TableLine94027696260256">
          <table:table-cell table:style-name="Table3.A9" office:value-type="string">
            <text:p text:style-name="P54">Hybrid (ga + sa)</text:p>
          </table:table-cell>
          <table:table-cell table:style-name="Table3.B9" office:value-type="float" office:value="472.66">
            <text:p text:style-name="P69">472.66</text:p>
          </table:table-cell>
          <table:table-cell table:style-name="Table3.B9" office:value-type="float" office:value="94.4">
            <text:p text:style-name="P69">94.4</text:p>
          </table:table-cell>
          <table:table-cell table:style-name="Table3.D9" office:value-type="string">
            <text:p text:style-name="P69">190.2</text:p>
          </table:table-cell>
          <table:table-cell table:style-name="Table3.E9" office:value-type="string">
            <text:p text:style-name="P69">189</text:p>
          </table:table-cell>
        </table:table-row>
      </table:table>
      <text:p text:style-name="P46"/>
      <text:p text:style-name="P46"/>
      <text:p text:style-name="P46"/>
      <text:p text:style-name="P46"/>
      <text:p text:style-name="P46"/>
      <text:p text:style-name="P46"/>
      <text:p text:style-name="P46"/>
      <text:p text:style-name="P39">Grupa 2: <text:s/><text:span text:style-name="T53">100 </text:span>&lt;<text:span text:style-name="T56">=</text:span> <text:span text:style-name="T53">n &lt;</text:span><text:span text:style-name="T56">=</text:span><text:span text:style-name="T53"> 500</text:span></text:p>
      <text:p text:style-name="P47"/>
      <text:p text:style-name="P13"><text:span text:style-name="T7">Instance: mulsol.i.1 <text:s/>(</text:span><text:span text:style-name="T17">n=</text:span><text:span text:style-name="T16">197, </text:span><text:span text:style-name="T17">m=</text:span><text:span text:style-name="T16">3925</text:span><text:span text:style-name="T7">) </text:span></text:p>
      <text:p text:style-name="P9"><text:span text:style-name="T7">IBM ILOG CPLEX 12.8 egzaktn</text:span><text:span text:style-name="T9">i</text:span><text:span text:style-name="T7"> rešavač: </text:span><text:span text:style-name="T9">Optimalno resenje za ovu instancu je OPT</text:span><text:span text:style-name="T60">sol</text:span><text:span text:style-name="T68">= </text:span><text:span text:style-name="T73">1957</text:span></text:p>
      <table:table table:name="Table4" table:style-name="Table4" table:template-name="Academic">
        <table:table-column table:style-name="Table4.A"/>
        <table:table-column table:style-name="Table4.B"/>
        <table:table-column table:style-name="Table4.C"/>
        <table:table-column table:style-name="Table4.D"/>
        <table:table-column table:style-name="Table4.C"/>
        <table:table-row table:style-name="Table4.1">
          <table:table-cell table:style-name="Table4.A1" office:value-type="string">
            <text:p text:style-name="P60">Method name</text:p>
          </table:table-cell>
          <table:table-cell table:style-name="Table4.A1" office:value-type="string">
            <text:p text:style-name="P60">Total time(sec)</text:p>
          </table:table-cell>
          <table:table-cell table:style-name="Table4.A1" office:value-type="string">
            <text:p text:style-name="P60">Average time(sec)</text:p>
          </table:table-cell>
          <table:table-cell table:style-name="Table4.A1" office:value-type="string">
            <text:p text:style-name="P60">Average value</text:p>
          </table:table-cell>
          <table:table-cell table:style-name="Table4.A1" office:value-type="string">
            <text:p text:style-name="P60">Best value</text:p>
          </table:table-cell>
        </table:table-row>
        <table:table-row table:style-name="TableLine94027696302800">
          <table:table-cell table:style-name="Table4.A2" office:value-type="string">
            <text:p text:style-name="P55">Brute force</text:p>
          </table:table-cell>
          <table:table-cell table:style-name="Table4.A2" office:value-type="string">
            <text:p text:style-name="P60">-</text:p>
          </table:table-cell>
          <table:table-cell table:style-name="Table4.A2" office:value-type="string">
            <text:p text:style-name="P67">-</text:p>
          </table:table-cell>
          <table:table-cell table:style-name="Table4.A2" office:value-type="string">
            <text:p text:style-name="P60">-</text:p>
          </table:table-cell>
          <table:table-cell table:style-name="Table4.A2" office:value-type="string">
            <text:p text:style-name="P60">-</text:p>
          </table:table-cell>
        </table:table-row>
        <table:table-row table:style-name="TableLine94027696305296">
          <table:table-cell table:style-name="Table4.A2" office:value-type="string">
            <text:p text:style-name="P55">Local search</text:p>
          </table:table-cell>
          <table:table-cell table:style-name="Table4.B3" office:value-type="float" office:value="1013.168">
            <text:p text:style-name="P82">1013.17</text:p>
          </table:table-cell>
          <table:table-cell table:style-name="Table4.B3" office:value-type="float" office:value="202.634">
            <text:p text:style-name="P82">202.63</text:p>
          </table:table-cell>
          <table:table-cell table:style-name="Table4.B3" office:value-type="float" office:value="1984.4">
            <text:p text:style-name="P82">1984.4</text:p>
          </table:table-cell>
          <table:table-cell table:style-name="Table4.B3" office:value-type="float" office:value="1975">
            <text:p text:style-name="P82">1975</text:p>
          </table:table-cell>
        </table:table-row>
        <table:table-row table:style-name="TableLine94027696308144">
          <table:table-cell table:style-name="Table4.A2" office:value-type="string">
            <text:p text:style-name="P55">Simulated annealing</text:p>
          </table:table-cell>
          <table:table-cell table:style-name="Table4.B3" office:value-type="float" office:value="1017.021">
            <text:p text:style-name="P82">1017.02</text:p>
          </table:table-cell>
          <table:table-cell table:style-name="Table4.B3" office:value-type="float" office:value="203.404">
            <text:p text:style-name="P82">203.4</text:p>
          </table:table-cell>
          <table:table-cell table:style-name="Table4.B3" office:value-type="float" office:value="1981.6">
            <text:p text:style-name="P82">1981.6</text:p>
          </table:table-cell>
          <table:table-cell table:style-name="Table4.B3" office:value-type="float" office:value="1967">
            <text:p text:style-name="P82">1967</text:p>
          </table:table-cell>
        </table:table-row>
        <table:table-row table:style-name="TableLine94027696311392">
          <table:table-cell table:style-name="Table4.A2" office:value-type="string">
            <text:p text:style-name="P55">VNS(k_max = 3)</text:p>
          </table:table-cell>
          <table:table-cell table:style-name="Table4.B3" office:value-type="float" office:value="2063.356">
            <text:p text:style-name="P82">2063.36</text:p>
          </table:table-cell>
          <table:table-cell table:style-name="Table4.B3" office:value-type="float" office:value="412.672">
            <text:p text:style-name="P82">412.67</text:p>
          </table:table-cell>
          <table:table-cell table:style-name="Table4.B3" office:value-type="float" office:value="1979.8">
            <text:p text:style-name="P82">1979.8</text:p>
          </table:table-cell>
          <table:table-cell table:style-name="Table4.B3" office:value-type="float" office:value="1968">
            <text:p text:style-name="P82">1968</text:p>
          </table:table-cell>
        </table:table-row>
        <table:table-row table:style-name="TableLine94027696314672">
          <table:table-cell table:style-name="Table4.A2" office:value-type="string">
            <text:p text:style-name="P55">VNS(k_max = 5)</text:p>
          </table:table-cell>
          <table:table-cell table:style-name="Table4.A2" office:value-type="string">
            <text:p text:style-name="P82">4109.84</text:p>
          </table:table-cell>
          <table:table-cell table:style-name="Table4.A2" office:value-type="string">
            <text:p text:style-name="P83">821.9</text:p>
          </table:table-cell>
          <table:table-cell table:style-name="Table4.A2" office:value-type="string">
            <text:p text:style-name="P83">1977.2</text:p>
          </table:table-cell>
          <table:table-cell table:style-name="Table4.A2" office:value-type="string">
            <text:p text:style-name="P83">1973</text:p>
          </table:table-cell>
        </table:table-row>
        <table:table-row table:style-name="TableLine94027696315840">
          <table:table-cell table:style-name="Table4.A2" office:value-type="string">
            <text:p text:style-name="P55">Genetic (roulette)</text:p>
          </table:table-cell>
          <table:table-cell table:style-name="Table4.B3" office:value-type="float" office:value="1402.588">
            <text:p text:style-name="P84">1402.59</text:p>
          </table:table-cell>
          <table:table-cell table:style-name="Table4.B3" office:value-type="float" office:value="280.5176">
            <text:p text:style-name="P84">280.52</text:p>
          </table:table-cell>
          <table:table-cell table:style-name="Table4.B3" office:value-type="float" office:value="1967.6">
            <text:p text:style-name="P84">1967.6</text:p>
          </table:table-cell>
          <table:table-cell table:style-name="Table4.B3" office:value-type="float" office:value="1964">
            <text:p text:style-name="P84">1964</text:p>
          </table:table-cell>
        </table:table-row>
        <table:table-row table:style-name="TableLine94027696319040">
          <table:table-cell table:style-name="Table4.A2" office:value-type="string">
            <text:p text:style-name="P55">Genetic (tournament)</text:p>
          </table:table-cell>
          <table:table-cell table:style-name="Table4.A2" office:value-type="string">
            <text:p text:style-name="P70"/>
          </table:table-cell>
          <table:table-cell table:style-name="Table4.B3">
            <text:p text:style-name="P70"/>
          </table:table-cell>
          <table:table-cell table:style-name="Table4.B3">
            <text:p text:style-name="P70"/>
          </table:table-cell>
          <table:table-cell table:style-name="Table4.B3">
            <text:p text:style-name="P70"/>
          </table:table-cell>
        </table:table-row>
        <table:table-row table:style-name="TableLine94027696321344">
          <table:table-cell table:style-name="Table4.A9" office:value-type="string">
            <text:p text:style-name="P55">Hybrid (ga + sa)</text:p>
          </table:table-cell>
          <table:table-cell table:style-name="Table4.B9" office:value-type="float" office:value="2428.695">
            <text:p text:style-name="P84">2428.7</text:p>
          </table:table-cell>
          <table:table-cell table:style-name="Table4.B9" office:value-type="float" office:value="485.74">
            <text:p text:style-name="P84">485.74</text:p>
          </table:table-cell>
          <table:table-cell table:style-name="Table4.D9" office:value-type="string">
            <text:p text:style-name="P84">1959.8</text:p>
          </table:table-cell>
          <table:table-cell table:style-name="Table4.E9" office:value-type="string">
            <text:p text:style-name="P84">1958</text:p>
          </table:table-cell>
        </table:table-row>
      </table:table>
      <text:p text:style-name="P48"/>
      <text:p text:style-name="P48"/>
      <text:p text:style-name="P9"><text:span text:style-name="T7">Instance: miles1500.txt </text:span><text:span text:style-name="T17">(n=128, m=10396)</text:span></text:p>
      <text:p text:style-name="P10"><text:span text:style-name="T7">IBM ILOG CPLEX 12.8 egzaktn</text:span><text:span text:style-name="T9">i</text:span><text:span text:style-name="T7"> rešavač: </text:span><text:span text:style-name="T9">Optimalno resenje za ovu instancu je OPT</text:span><text:span text:style-name="T60">sol</text:span><text:span text:style-name="T68">= </text:span><text:span text:style-name="T70">3260</text:span></text:p>
      <table:table table:name="Table5" table:style-name="Table5" table:template-name="Academic">
        <table:table-column table:style-name="Table5.A"/>
        <table:table-column table:style-name="Table5.B"/>
        <table:table-column table:style-name="Table5.C"/>
        <table:table-column table:style-name="Table5.D"/>
        <table:table-column table:style-name="Table5.C"/>
        <table:table-row table:style-name="Table5.1">
          <table:table-cell table:style-name="Table5.A1" office:value-type="string">
            <text:p text:style-name="P56">Method name</text:p>
          </table:table-cell>
          <table:table-cell table:style-name="Table5.A1" office:value-type="string">
            <text:p text:style-name="P56">Total time(sec)</text:p>
          </table:table-cell>
          <table:table-cell table:style-name="Table5.A1" office:value-type="string">
            <text:p text:style-name="P56">Average time(sec)</text:p>
          </table:table-cell>
          <table:table-cell table:style-name="Table5.A1" office:value-type="string">
            <text:p text:style-name="P56">Average value</text:p>
          </table:table-cell>
          <table:table-cell table:style-name="Table5.A1" office:value-type="string">
            <text:p text:style-name="P56">Best value</text:p>
          </table:table-cell>
        </table:table-row>
        <table:table-row table:style-name="TableLine94027696359728">
          <table:table-cell table:style-name="Table5.A2" office:value-type="string">
            <text:p text:style-name="P56">Brute force</text:p>
          </table:table-cell>
          <table:table-cell table:style-name="Table5.A2" office:value-type="string">
            <text:p text:style-name="P61">-</text:p>
          </table:table-cell>
          <table:table-cell table:style-name="Table5.A2" office:value-type="string">
            <text:p text:style-name="P68">-</text:p>
          </table:table-cell>
          <table:table-cell table:style-name="Table5.A2" office:value-type="string">
            <text:p text:style-name="P61">-</text:p>
          </table:table-cell>
          <table:table-cell table:style-name="Table5.A2" office:value-type="string">
            <text:p text:style-name="P61">-</text:p>
          </table:table-cell>
        </table:table-row>
        <table:table-row table:style-name="TableLine94027696362224">
          <table:table-cell table:style-name="Table5.A2" office:value-type="string">
            <text:p text:style-name="P56">Local search</text:p>
          </table:table-cell>
          <table:table-cell table:style-name="Table5.B3">
            <text:p text:style-name="P76"/>
          </table:table-cell>
          <table:table-cell table:style-name="Table5.B3">
            <text:p text:style-name="P76"/>
          </table:table-cell>
          <table:table-cell table:style-name="Table5.B3">
            <text:p text:style-name="P76"/>
          </table:table-cell>
          <table:table-cell table:style-name="Table5.B3">
            <text:p text:style-name="P76"/>
          </table:table-cell>
        </table:table-row>
        <table:table-row table:style-name="TableLine94027696364720">
          <table:table-cell table:style-name="Table5.A2" office:value-type="string">
            <text:p text:style-name="P56">Simulated annealing</text:p>
          </table:table-cell>
          <table:table-cell table:style-name="Table5.B3">
            <text:p text:style-name="P77"/>
          </table:table-cell>
          <table:table-cell table:style-name="Table5.B3">
            <text:p text:style-name="P78"/>
          </table:table-cell>
          <table:table-cell table:style-name="Table5.B3">
            <text:p text:style-name="P77"/>
          </table:table-cell>
          <table:table-cell table:style-name="Table5.B3">
            <text:p text:style-name="P77"/>
          </table:table-cell>
        </table:table-row>
        <table:table-row table:style-name="TableLine94027696365984">
          <table:table-cell table:style-name="Table5.A2" office:value-type="string">
            <text:p text:style-name="P56">VNS(k_max = 3)</text:p>
          </table:table-cell>
          <table:table-cell table:style-name="Table5.B3">
            <text:p text:style-name="P71"/>
          </table:table-cell>
          <table:table-cell table:style-name="Table5.B3">
            <text:p text:style-name="P71"/>
          </table:table-cell>
          <table:table-cell table:style-name="Table5.B3">
            <text:p text:style-name="P71"/>
          </table:table-cell>
          <table:table-cell table:style-name="Table5.B3">
            <text:p text:style-name="P71"/>
          </table:table-cell>
        </table:table-row>
        <table:table-row table:style-name="TableLine94027696367280">
          <table:table-cell table:style-name="Table5.A2" office:value-type="string">
            <text:p text:style-name="P56">VNS(k_max = 5)</text:p>
          </table:table-cell>
          <table:table-cell table:style-name="Table5.B3">
            <text:p text:style-name="P68"/>
          </table:table-cell>
          <table:table-cell table:style-name="Table5.B3">
            <text:p text:style-name="P63"/>
          </table:table-cell>
          <table:table-cell table:style-name="Table5.B3">
            <text:p text:style-name="P68"/>
          </table:table-cell>
          <table:table-cell table:style-name="Table5.B3">
            <text:p text:style-name="P68"/>
          </table:table-cell>
        </table:table-row>
        <table:table-row table:style-name="TableLine94027696368448">
          <table:table-cell table:style-name="Table5.A2" office:value-type="string">
            <text:p text:style-name="P56">Genetic (roulette)</text:p>
          </table:table-cell>
          <table:table-cell table:style-name="Table5.B3">
            <text:p text:style-name="P79"/>
          </table:table-cell>
          <table:table-cell table:style-name="Table5.B3">
            <text:p text:style-name="P80"/>
          </table:table-cell>
          <table:table-cell table:style-name="Table5.B3">
            <text:p text:style-name="P79"/>
          </table:table-cell>
          <table:table-cell table:style-name="Table5.B3">
            <text:p text:style-name="P79"/>
          </table:table-cell>
        </table:table-row>
        <table:table-row table:style-name="TableLine94027696369664">
          <table:table-cell table:style-name="Table5.A2" office:value-type="string">
            <text:p text:style-name="P56">Genetic (tournament)</text:p>
          </table:table-cell>
          <table:table-cell table:style-name="Table5.B3">
            <text:p text:style-name="P71"/>
          </table:table-cell>
          <table:table-cell table:style-name="Table5.B3">
            <text:p text:style-name="P71"/>
          </table:table-cell>
          <table:table-cell table:style-name="Table5.B3">
            <text:p text:style-name="P71"/>
          </table:table-cell>
          <table:table-cell table:style-name="Table5.B3">
            <text:p text:style-name="P71"/>
          </table:table-cell>
        </table:table-row>
        <table:table-row table:style-name="Table5.1">
          <table:table-cell table:style-name="Table5.A9" office:value-type="string">
            <text:p text:style-name="P56">Hybrid (ga + sa)</text:p>
          </table:table-cell>
          <table:table-cell table:style-name="Table5.B9">
            <text:p text:style-name="P81"/>
          </table:table-cell>
          <table:table-cell table:style-name="Table5.B9">
            <text:p text:style-name="P81"/>
          </table:table-cell>
          <table:table-cell table:style-name="Table5.B9">
            <text:p text:style-name="P81"/>
          </table:table-cell>
          <table:table-cell table:style-name="Table5.B9">
            <text:p text:style-name="P81"/>
          </table:table-cell>
        </table:table-row>
      </table:table>
      <text:p text:style-name="P49"/>
      <text:p text:style-name="P49"><text:soft-page-break/></text:p>
      <text:p text:style-name="P4">Instance: fpsol2.i.2 (<text:span text:style-name="T55">n=</text:span><text:span text:style-name="T54">451,</text:span><text:span text:style-name="T52"> </text:span><text:span text:style-name="T55">m=</text:span><text:span text:style-name="T54">8691</text:span>)</text:p>
      <text:p text:style-name="P9"><text:span text:style-name="T7">IBM ILOG CPLEX 12.8 egzaktn</text:span><text:span text:style-name="T9">i</text:span><text:span text:style-name="T7"> rešavač: </text:span><text:span text:style-name="T9">Optimalno resenje za ovu instancu je OPT</text:span><text:span text:style-name="T60">sol</text:span><text:span text:style-name="T68">= </text:span><text:span text:style-name="T67">1668</text:span></text:p>
      <table:table table:name="Table6" table:style-name="Table6" table:template-name="Academic">
        <table:table-column table:style-name="Table6.A"/>
        <table:table-column table:style-name="Table6.B"/>
        <table:table-column table:style-name="Table6.C"/>
        <table:table-column table:style-name="Table6.D"/>
        <table:table-column table:style-name="Table6.C"/>
        <table:table-row table:style-name="Table6.1">
          <table:table-cell table:style-name="Table6.A1" office:value-type="string">
            <text:p text:style-name="P61">Method name</text:p>
          </table:table-cell>
          <table:table-cell table:style-name="Table6.A1" office:value-type="string">
            <text:p text:style-name="P61">Total time(sec)</text:p>
          </table:table-cell>
          <table:table-cell table:style-name="Table6.A1" office:value-type="string">
            <text:p text:style-name="P61">Average time(sec)</text:p>
          </table:table-cell>
          <table:table-cell table:style-name="Table6.A1" office:value-type="string">
            <text:p text:style-name="P61">Average value</text:p>
          </table:table-cell>
          <table:table-cell table:style-name="Table6.A1" office:value-type="string">
            <text:p text:style-name="P61">Best value</text:p>
          </table:table-cell>
        </table:table-row>
        <table:table-row table:style-name="TableLine94027696416576">
          <table:table-cell table:style-name="Table6.A2" office:value-type="string">
            <text:p text:style-name="P56">Brute force</text:p>
          </table:table-cell>
          <table:table-cell table:style-name="Table6.A2" office:value-type="string">
            <text:p text:style-name="P61">-</text:p>
          </table:table-cell>
          <table:table-cell table:style-name="Table6.A2" office:value-type="string">
            <text:p text:style-name="P68">-</text:p>
          </table:table-cell>
          <table:table-cell table:style-name="Table6.A2" office:value-type="string">
            <text:p text:style-name="P61">-</text:p>
          </table:table-cell>
          <table:table-cell table:style-name="Table6.A2" office:value-type="string">
            <text:p text:style-name="P61">-</text:p>
          </table:table-cell>
        </table:table-row>
        <table:table-row table:style-name="TableLine94027696419072">
          <table:table-cell table:style-name="Table6.A2" office:value-type="string">
            <text:p text:style-name="P56">Local search</text:p>
          </table:table-cell>
          <table:table-cell table:style-name="Table6.B3" office:value-type="float" office:value="5465.932">
            <text:p text:style-name="P72">5465.93</text:p>
          </table:table-cell>
          <table:table-cell table:style-name="Table6.B3" office:value-type="float" office:value="1093.186">
            <text:p text:style-name="P72">1093.19</text:p>
          </table:table-cell>
          <table:table-cell table:style-name="Table6.B3" office:value-type="float" office:value="1901.8">
            <text:p text:style-name="P72">1901.8</text:p>
          </table:table-cell>
          <table:table-cell table:style-name="Table6.B3" office:value-type="float" office:value="1879">
            <text:p text:style-name="P72">1879</text:p>
          </table:table-cell>
        </table:table-row>
        <table:table-row table:style-name="TableLine94027696421920">
          <table:table-cell table:style-name="Table6.A2" office:value-type="string">
            <text:p text:style-name="P56">Simulated annealing</text:p>
          </table:table-cell>
          <table:table-cell table:style-name="Table6.B3" office:value-type="float" office:value="5377.082">
            <text:p text:style-name="P73">5377.08</text:p>
          </table:table-cell>
          <table:table-cell table:style-name="Table6.B3" office:value-type="float" office:value="1075.416">
            <text:p text:style-name="P73">1075.42</text:p>
          </table:table-cell>
          <table:table-cell table:style-name="Table6.B3" office:value-type="float" office:value="1888.2">
            <text:p text:style-name="P73">1888.2</text:p>
          </table:table-cell>
          <table:table-cell table:style-name="Table6.B3" office:value-type="float" office:value="1860">
            <text:p text:style-name="P73">1860</text:p>
          </table:table-cell>
        </table:table-row>
        <table:table-row table:style-name="TableLine94027696425168">
          <table:table-cell table:style-name="Table6.A2" office:value-type="string">
            <text:p text:style-name="P56">VNS(k_max = 3)</text:p>
          </table:table-cell>
          <table:table-cell table:style-name="Table6.B3">
            <text:p text:style-name="P71"/>
          </table:table-cell>
          <table:table-cell table:style-name="Table6.B3">
            <text:p text:style-name="P71"/>
          </table:table-cell>
          <table:table-cell table:style-name="Table6.B3">
            <text:p text:style-name="P71"/>
          </table:table-cell>
          <table:table-cell table:style-name="Table6.B3">
            <text:p text:style-name="P71"/>
          </table:table-cell>
        </table:table-row>
        <table:table-row table:style-name="TableLine94027696427488">
          <table:table-cell table:style-name="Table6.A2" office:value-type="string">
            <text:p text:style-name="P56">VNS(k_max = 5)</text:p>
          </table:table-cell>
          <table:table-cell table:style-name="Table6.A2" office:value-type="string">
            <text:p text:style-name="P68"/>
          </table:table-cell>
          <table:table-cell table:style-name="Table6.A2" office:value-type="string">
            <text:p text:style-name="P63"/>
          </table:table-cell>
          <table:table-cell table:style-name="Table6.A2" office:value-type="string">
            <text:p text:style-name="P68"/>
          </table:table-cell>
          <table:table-cell table:style-name="Table6.A2" office:value-type="string">
            <text:p text:style-name="P68"/>
          </table:table-cell>
        </table:table-row>
        <table:table-row table:style-name="TableLine94027696428496">
          <table:table-cell table:style-name="Table6.A2" office:value-type="string">
            <text:p text:style-name="P56">Genetic (roulette)</text:p>
          </table:table-cell>
          <table:table-cell table:style-name="Table6.B3" office:value-type="float" office:value="10664.75">
            <text:p text:style-name="P73">10664.75</text:p>
          </table:table-cell>
          <table:table-cell table:style-name="Table6.B3" office:value-type="float" office:value="2132.95">
            <text:p text:style-name="P73">2132.95</text:p>
          </table:table-cell>
          <table:table-cell table:style-name="Table6.B3" office:value-type="float" office:value="1752.2">
            <text:p text:style-name="P73">1752.2</text:p>
          </table:table-cell>
          <table:table-cell table:style-name="Table6.B3" office:value-type="float" office:value="1722">
            <text:p text:style-name="P73">1722</text:p>
          </table:table-cell>
        </table:table-row>
        <table:table-row table:style-name="TableLine94027696431696">
          <table:table-cell table:style-name="Table6.A2" office:value-type="string">
            <text:p text:style-name="P56">Genetic (tournament)</text:p>
          </table:table-cell>
          <table:table-cell table:style-name="Table6.A2" office:value-type="string">
            <text:p text:style-name="P71"/>
          </table:table-cell>
          <table:table-cell table:style-name="Table6.B3">
            <text:p text:style-name="P71"/>
          </table:table-cell>
          <table:table-cell table:style-name="Table6.B3">
            <text:p text:style-name="P71"/>
          </table:table-cell>
          <table:table-cell table:style-name="Table6.B3">
            <text:p text:style-name="P71"/>
          </table:table-cell>
        </table:table-row>
        <table:table-row table:style-name="TableLine94027696432912">
          <table:table-cell table:style-name="Table6.A9" office:value-type="string">
            <text:p text:style-name="P56">Hybrid (ga + sa)</text:p>
          </table:table-cell>
          <table:table-cell table:style-name="Table6.B9" office:value-type="float" office:value="16057.831">
            <text:p text:style-name="P73">16057.83</text:p>
          </table:table-cell>
          <table:table-cell table:style-name="Table6.B9" office:value-type="float" office:value="3211.566">
            <text:p text:style-name="P73">3211.57</text:p>
          </table:table-cell>
          <table:table-cell table:style-name="Table6.D9" office:value-type="string">
            <text:p text:style-name="P73">1701</text:p>
          </table:table-cell>
          <table:table-cell table:style-name="Table6.E9" office:value-type="string">
            <text:p text:style-name="P73">1692</text:p>
          </table:table-cell>
        </table:table-row>
      </table:table>
      <text:p text:style-name="P4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el" svg:font-family="Ariel"/>
    <style:font-face style:name="Helvetica Neue" svg:font-family="'Helvetica Neue', Helvetica, Arial, sans-serif"/>
    <style:font-face style:name="Lohit Devanagari1" svg:font-family="'Lohit Devanagari'"/>
    <style:font-face style:name="ariel" svg:font-family="ariel"/>
    <style:font-face style:name="inherit" svg:font-family="inherit"/>
    <style:font-face style:name="Liberation Serif1" svg:font-family="'Liberation Serif'" style:font-family-generic="roman"/>
    <style:font-face style:name="Times new roman" svg:font-family="'Times new roman'" style:font-family-generic="roman"/>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2T22:11:08.840375089</meta:creation-date>
    <dc:date>2023-04-03T20:08:51.282323747</dc:date>
    <meta:editing-duration>PT10H41M58S</meta:editing-duration>
    <meta:editing-cycles>84</meta:editing-cycles>
    <meta:generator>LibreOffice/6.4.7.2$Linux_X86_64 LibreOffice_project/40$Build-2</meta:generator>
    <meta:document-statistic meta:table-count="6" meta:image-count="0" meta:object-count="0" meta:page-count="13" meta:paragraph-count="338" meta:word-count="2704" meta:character-count="17288" meta:non-whitespace-character-count="14862"/>
  </office:meta>
</office:document-meta>
</file>